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p=1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Dp">
            <text:p>Dp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.0">
            <text:p>1.0</text:p>
          </table:table-cell>
          <table:table-cell office:value-type="float" office:value="145.05433835518937">
            <text:p>145.05433835518937</text:p>
          </table:table-cell>
          <table:table-cell office:value-type="float" office:value="3.268928039353378">
            <text:p>3.268928039353378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.0">
            <text:p>1.0</text:p>
          </table:table-cell>
          <table:table-cell office:value-type="float" office:value="146.6945212890614">
            <text:p>146.6945212890614</text:p>
          </table:table-cell>
          <table:table-cell office:value-type="float" office:value="2.6390854007719873">
            <text:p>2.6390854007719873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.0">
            <text:p>1.0</text:p>
          </table:table-cell>
          <table:table-cell office:value-type="float" office:value="147.03849065122213">
            <text:p>147.03849065122213</text:p>
          </table:table-cell>
          <table:table-cell office:value-type="float" office:value="2.0869247872956884">
            <text:p>2.0869247872956884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.0">
            <text:p>1.0</text:p>
          </table:table-cell>
          <table:table-cell office:value-type="float" office:value="145.92892430127708">
            <text:p>145.92892430127708</text:p>
          </table:table-cell>
          <table:table-cell office:value-type="float" office:value="1.5744578351555951">
            <text:p>1.5744578351555951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.0">
            <text:p>1.0</text:p>
          </table:table-cell>
          <table:table-cell office:value-type="float" office:value="147.77990621683466">
            <text:p>147.77990621683466</text:p>
          </table:table-cell>
          <table:table-cell office:value-type="float" office:value="2.3273235257969676">
            <text:p>2.3273235257969676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.0">
            <text:p>1.0</text:p>
          </table:table-cell>
          <table:table-cell office:value-type="float" office:value="144.31879603269311">
            <text:p>144.31879603269311</text:p>
          </table:table-cell>
          <table:table-cell office:value-type="float" office:value="2.390006022166488">
            <text:p>2.390006022166488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.0">
            <text:p>1.0</text:p>
          </table:table-cell>
          <table:table-cell office:value-type="float" office:value="146.22539488097792">
            <text:p>146.22539488097792</text:p>
          </table:table-cell>
          <table:table-cell office:value-type="float" office:value="3.197021365480958">
            <text:p>3.197021365480958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.0">
            <text:p>1.0</text:p>
          </table:table-cell>
          <table:table-cell office:value-type="float" office:value="140.58247936585857">
            <text:p>140.58247936585857</text:p>
          </table:table-cell>
          <table:table-cell office:value-type="float" office:value="2.9451825174143598">
            <text:p>2.9451825174143598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.0">
            <text:p>1.0</text:p>
          </table:table-cell>
          <table:table-cell office:value-type="float" office:value="145.1330052135593">
            <text:p>145.1330052135593</text:p>
          </table:table-cell>
          <table:table-cell office:value-type="float" office:value="2.2793712749345474">
            <text:p>2.279371274934547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.0">
            <text:p>1.0</text:p>
          </table:table-cell>
          <table:table-cell office:value-type="float" office:value="143.21289920127805">
            <text:p>143.21289920127805</text:p>
          </table:table-cell>
          <table:table-cell office:value-type="float" office:value="1.9203197755862322">
            <text:p>1.9203197755862322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.0">
            <text:p>1.0</text:p>
          </table:table-cell>
          <table:table-cell office:value-type="float" office:value="141.62877126792287">
            <text:p>141.62877126792287</text:p>
          </table:table-cell>
          <table:table-cell office:value-type="float" office:value="1.7013179119724757">
            <text:p>1.7013179119724757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.0">
            <text:p>1.0</text:p>
          </table:table-cell>
          <table:table-cell office:value-type="float" office:value="144.86021536038905">
            <text:p>144.86021536038905</text:p>
          </table:table-cell>
          <table:table-cell office:value-type="float" office:value="2.2010587841537914">
            <text:p>2.2010587841537914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.0">
            <text:p>1.0</text:p>
          </table:table-cell>
          <table:table-cell office:value-type="float" office:value="145.99661070834324">
            <text:p>145.99661070834324</text:p>
          </table:table-cell>
          <table:table-cell office:value-type="float" office:value="2.6808962157472944">
            <text:p>2.680896215747294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.0">
            <text:p>1.0</text:p>
          </table:table-cell>
          <table:table-cell office:value-type="float" office:value="148.27865593911173">
            <text:p>148.27865593911173</text:p>
          </table:table-cell>
          <table:table-cell office:value-type="float" office:value="3.081572782606718">
            <text:p>3.081572782606718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.0">
            <text:p>1.0</text:p>
          </table:table-cell>
          <table:table-cell office:value-type="float" office:value="146.73301652622825">
            <text:p>146.73301652622825</text:p>
          </table:table-cell>
          <table:table-cell office:value-type="float" office:value="2.158289979323307">
            <text:p>2.15828997932330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.0">
            <text:p>1.0</text:p>
          </table:table-cell>
          <table:table-cell office:value-type="float" office:value="145.8173638353673">
            <text:p>145.8173638353673</text:p>
          </table:table-cell>
          <table:table-cell office:value-type="float" office:value="1.7215850094902112">
            <text:p>1.721585009490211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.0">
            <text:p>1.0</text:p>
          </table:table-cell>
          <table:table-cell office:value-type="float" office:value="146.18982704171714">
            <text:p>146.18982704171714</text:p>
          </table:table-cell>
          <table:table-cell office:value-type="float" office:value="2.17518171850912">
            <text:p>2.17518171850912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.0">
            <text:p>1.0</text:p>
          </table:table-cell>
          <table:table-cell office:value-type="float" office:value="126.15847317453049">
            <text:p>126.15847317453049</text:p>
          </table:table-cell>
          <table:table-cell office:value-type="float" office:value="3.5185687390780993">
            <text:p>3.5185687390780993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.0">
            <text:p>1.0</text:p>
          </table:table-cell>
          <table:table-cell office:value-type="float" office:value="85.36588883597923">
            <text:p>85.36588883597923</text:p>
          </table:table-cell>
          <table:table-cell office:value-type="float" office:value="5.2825016744608595">
            <text:p>5.282501674460859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.0">
            <text:p>1.0</text:p>
          </table:table-cell>
          <table:table-cell office:value-type="float" office:value="28.612556491122508">
            <text:p>28.612556491122508</text:p>
          </table:table-cell>
          <table:table-cell office:value-type="float" office:value="4.202217724651315">
            <text:p>4.20221772465131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6.664586912942147">
            <text:p>6.664586912942147</text:p>
          </table:table-cell>
          <table:table-cell office:value-type="float" office:value="3.5464608707771412">
            <text:p>3.5464608707771412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.0">
            <text:p>1.0</text:p>
          </table:table-cell>
          <table:table-cell office:value-type="float" office:value="3.9630005604048852">
            <text:p>3.9630005604048852</text:p>
          </table:table-cell>
          <table:table-cell office:value-type="float" office:value="2.5870436004757016">
            <text:p>2.5870436004757016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.0">
            <text:p>1.0</text:p>
          </table:table-cell>
          <table:table-cell office:value-type="float" office:value="1.37632614159238">
            <text:p>1.37632614159238</text:p>
          </table:table-cell>
          <table:table-cell office:value-type="float" office:value="0.022759462377540396">
            <text:p>0.022759462377540396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.0">
            <text:p>1.0</text:p>
          </table:table-cell>
          <table:table-cell office:value-type="float" office:value="1.3533902082252331">
            <text:p>1.3533902082252331</text:p>
          </table:table-cell>
          <table:table-cell office:value-type="float" office:value="0.012700445801710095">
            <text:p>0.012700445801710095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.0">
            <text:p>1.0</text:p>
          </table:table-cell>
          <table:table-cell office:value-type="float" office:value="1.38264062628409">
            <text:p>1.38264062628409</text:p>
          </table:table-cell>
          <table:table-cell office:value-type="float" office:value="0.018267701092180687">
            <text:p>0.01826770109218068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.0">
            <text:p>1.0</text:p>
          </table:table-cell>
          <table:table-cell office:value-type="float" office:value="1.357263801579294">
            <text:p>1.357263801579294</text:p>
          </table:table-cell>
          <table:table-cell office:value-type="float" office:value="0.01843799709091926">
            <text:p>0.01843799709091926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.0">
            <text:p>1.0</text:p>
          </table:table-cell>
          <table:table-cell office:value-type="float" office:value="1.3794479605148262">
            <text:p>1.3794479605148262</text:p>
          </table:table-cell>
          <table:table-cell office:value-type="float" office:value="0.021718786838143083">
            <text:p>0.021718786838143083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.0">
            <text:p>1.0</text:p>
          </table:table-cell>
          <table:table-cell office:value-type="float" office:value="1.3453804676293948">
            <text:p>1.3453804676293948</text:p>
          </table:table-cell>
          <table:table-cell office:value-type="float" office:value="0.023081392893919646">
            <text:p>0.02308139289391964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.0">
            <text:p>1.0</text:p>
          </table:table-cell>
          <table:table-cell office:value-type="float" office:value="1.385929908462128">
            <text:p>1.385929908462128</text:p>
          </table:table-cell>
          <table:table-cell office:value-type="float" office:value="0.015316573558504642">
            <text:p>0.015316573558504642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.0">
            <text:p>1.0</text:p>
          </table:table-cell>
          <table:table-cell office:value-type="float" office:value="1.3736581339765734">
            <text:p>1.3736581339765734</text:p>
          </table:table-cell>
          <table:table-cell office:value-type="float" office:value="0.017409890484044857">
            <text:p>0.017409890484044857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.3597753156740153">
            <text:p>1.3597753156740153</text:p>
          </table:table-cell>
          <table:table-cell office:value-type="float" office:value="0.010703455431835603">
            <text:p>0.010703455431835603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.0">
            <text:p>1.0</text:p>
          </table:table-cell>
          <table:table-cell office:value-type="float" office:value="1.380395013049779">
            <text:p>1.380395013049779</text:p>
          </table:table-cell>
          <table:table-cell office:value-type="float" office:value="0.011952611445483067">
            <text:p>0.01195261144548306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.0">
            <text:p>1.0</text:p>
          </table:table-cell>
          <table:table-cell office:value-type="float" office:value="1.3683672368948874">
            <text:p>1.3683672368948874</text:p>
          </table:table-cell>
          <table:table-cell office:value-type="float" office:value="0.023583453164952178">
            <text:p>0.023583453164952178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0">
            <text:p>1.0</text:p>
          </table:table-cell>
          <table:table-cell office:value-type="float" office:value="1.3810674664834621">
            <text:p>1.3810674664834621</text:p>
          </table:table-cell>
          <table:table-cell office:value-type="float" office:value="0.02399667917523222">
            <text:p>0.02399667917523222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0">
            <text:p>1.0</text:p>
          </table:table-cell>
          <table:table-cell office:value-type="float" office:value="1.3588744407447049">
            <text:p>1.3588744407447049</text:p>
          </table:table-cell>
          <table:table-cell office:value-type="float" office:value="0.020495281350608168">
            <text:p>0.020495281350608168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0">
            <text:p>1.0</text:p>
          </table:table-cell>
          <table:table-cell office:value-type="float" office:value="1.3617332143540304">
            <text:p>1.3617332143540304</text:p>
          </table:table-cell>
          <table:table-cell office:value-type="float" office:value="0.014861020979731503">
            <text:p>0.014861020979731503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0">
            <text:p>1.0</text:p>
          </table:table-cell>
          <table:table-cell office:value-type="float" office:value="1.3756352555933482">
            <text:p>1.3756352555933482</text:p>
          </table:table-cell>
          <table:table-cell office:value-type="float" office:value="0.028407026260384532">
            <text:p>0.028407026260384532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0">
            <text:p>1.0</text:p>
          </table:table-cell>
          <table:table-cell office:value-type="float" office:value="1.3639256591860351">
            <text:p>1.3639256591860351</text:p>
          </table:table-cell>
          <table:table-cell office:value-type="float" office:value="0.02308550293038604">
            <text:p>0.02308550293038604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0">
            <text:p>1.0</text:p>
          </table:table-cell>
          <table:table-cell office:value-type="float" office:value="1.3559383421387003">
            <text:p>1.3559383421387003</text:p>
          </table:table-cell>
          <table:table-cell office:value-type="float" office:value="0.016434275287920668">
            <text:p>0.01643427528792066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0">
            <text:p>1.0</text:p>
          </table:table-cell>
          <table:table-cell office:value-type="float" office:value="1.3430103875405677">
            <text:p>1.3430103875405677</text:p>
          </table:table-cell>
          <table:table-cell office:value-type="float" office:value="0.01859086166831593">
            <text:p>0.0185908616683159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3399078510571334">
            <text:p>1.3399078510571334</text:p>
          </table:table-cell>
          <table:table-cell office:value-type="float" office:value="0.01706903374032291">
            <text:p>0.0170690337403229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0">
            <text:p>1.0</text:p>
          </table:table-cell>
          <table:table-cell office:value-type="float" office:value="1.3305367191360518">
            <text:p>1.3305367191360518</text:p>
          </table:table-cell>
          <table:table-cell office:value-type="float" office:value="0.021767410683229182">
            <text:p>0.021767410683229182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0">
            <text:p>1.0</text:p>
          </table:table-cell>
          <table:table-cell office:value-type="float" office:value="1.2737115604469023">
            <text:p>1.2737115604469023</text:p>
          </table:table-cell>
          <table:table-cell office:value-type="float" office:value="0.02297051521677711">
            <text:p>0.02297051521677711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.0">
            <text:p>1.0</text:p>
          </table:table-cell>
          <table:table-cell office:value-type="float" office:value="0.6865694752897216">
            <text:p>0.6865694752897216</text:p>
          </table:table-cell>
          <table:table-cell office:value-type="float" office:value="0.018252088892314035">
            <text:p>0.01825208889231403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.0">
            <text:p>1.0</text:p>
          </table:table-cell>
          <table:table-cell office:value-type="float" office:value="0.8908687073137473">
            <text:p>0.8908687073137473</text:p>
          </table:table-cell>
          <table:table-cell office:value-type="float" office:value="0.006865778171747281">
            <text:p>0.006865778171747281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.0">
            <text:p>1.0</text:p>
          </table:table-cell>
          <table:table-cell office:value-type="float" office:value="1.2990605990846653">
            <text:p>1.2990605990846653</text:p>
          </table:table-cell>
          <table:table-cell office:value-type="float" office:value="0.009885435446994034">
            <text:p>0.009885435446994034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.0">
            <text:p>1.0</text:p>
          </table:table-cell>
          <table:table-cell office:value-type="float" office:value="1.997585579940602">
            <text:p>1.997585579940602</text:p>
          </table:table-cell>
          <table:table-cell office:value-type="float" office:value="0.017576217559752423">
            <text:p>0.017576217559752423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.0">
            <text:p>1.0</text:p>
          </table:table-cell>
          <table:table-cell office:value-type="float" office:value="3.0125866447903746">
            <text:p>3.0125866447903746</text:p>
          </table:table-cell>
          <table:table-cell office:value-type="float" office:value="0.018172328263574924">
            <text:p>0.018172328263574924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.0">
            <text:p>1.0</text:p>
          </table:table-cell>
          <table:table-cell office:value-type="float" office:value="4.681420338602446">
            <text:p>4.681420338602446</text:p>
          </table:table-cell>
          <table:table-cell office:value-type="float" office:value="0.020771035707769153">
            <text:p>0.020771035707769153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.0">
            <text:p>1.0</text:p>
          </table:table-cell>
          <table:table-cell office:value-type="float" office:value="7.596922698536156">
            <text:p>7.596922698536156</text:p>
          </table:table-cell>
          <table:table-cell office:value-type="float" office:value="0.04490970257223548">
            <text:p>0.04490970257223548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4.00364817682053">
            <text:p>14.00364817682053</text:p>
          </table:table-cell>
          <table:table-cell office:value-type="float" office:value="0.11262891864241051">
            <text:p>0.11262891864241051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.0">
            <text:p>1.0</text:p>
          </table:table-cell>
          <table:table-cell office:value-type="float" office:value="629.6955160835903">
            <text:p>629.6955160835903</text:p>
          </table:table-cell>
          <table:table-cell office:value-type="float" office:value="3.42874813923792">
            <text:p>3.42874813923792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1.0">
            <text:p>1.0</text:p>
          </table:table-cell>
          <table:table-cell office:value-type="float" office:value="770.8360414493859">
            <text:p>770.8360414493859</text:p>
          </table:table-cell>
          <table:table-cell office:value-type="float" office:value="3.1359103346135413">
            <text:p>3.1359103346135413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1.0">
            <text:p>1.0</text:p>
          </table:table-cell>
          <table:table-cell office:value-type="float" office:value="903.2311852981724">
            <text:p>903.2311852981724</text:p>
          </table:table-cell>
          <table:table-cell office:value-type="float" office:value="2.473362642653158">
            <text:p>2.473362642653158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.0">
            <text:p>1.0</text:p>
          </table:table-cell>
          <table:table-cell office:value-type="float" office:value="1044.0110387390882">
            <text:p>1044.0110387390882</text:p>
          </table:table-cell>
          <table:table-cell office:value-type="float" office:value="2.119349767421212">
            <text:p>2.119349767421212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.0">
            <text:p>1.0</text:p>
          </table:table-cell>
          <table:table-cell office:value-type="float" office:value="1190.8508113998819">
            <text:p>1190.8508113998819</text:p>
          </table:table-cell>
          <table:table-cell office:value-type="float" office:value="2.240034430361013">
            <text:p>2.240034430361013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.0">
            <text:p>1.0</text:p>
          </table:table-cell>
          <table:table-cell office:value-type="float" office:value="1366.6466626112538">
            <text:p>1366.6466626112538</text:p>
          </table:table-cell>
          <table:table-cell office:value-type="float" office:value="2.5420808082723814">
            <text:p>2.542080808272381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.0">
            <text:p>1.0</text:p>
          </table:table-cell>
          <table:table-cell office:value-type="float" office:value="1546.687889441688">
            <text:p>1546.687889441688</text:p>
          </table:table-cell>
          <table:table-cell office:value-type="float" office:value="3.065736351947249">
            <text:p>3.065736351947249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.0">
            <text:p>1.0</text:p>
          </table:table-cell>
          <table:table-cell office:value-type="float" office:value="1754.2387774562565">
            <text:p>1754.2387774562565</text:p>
          </table:table-cell>
          <table:table-cell office:value-type="float" office:value="2.6680344154538327">
            <text:p>2.668034415453832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.0">
            <text:p>1.0</text:p>
          </table:table-cell>
          <table:table-cell office:value-type="float" office:value="1991.4254106540357">
            <text:p>1991.4254106540357</text:p>
          </table:table-cell>
          <table:table-cell office:value-type="float" office:value="1.831932841008275">
            <text:p>1.83193284100827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55.524431395091">
            <text:p>2255.524431395091</text:p>
          </table:table-cell>
          <table:table-cell office:value-type="float" office:value="2.851732024395015">
            <text:p>2.851732024395015</text:p>
          </table:table-cell>
        </table:table-row>
      </table:table>
      <table:table table:name="Dp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Dp">
            <text:p>Dp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.0">
            <text:p>2.0</text:p>
          </table:table-cell>
          <table:table-cell office:value-type="float" office:value="208.31519455027984">
            <text:p>208.31519455027984</text:p>
          </table:table-cell>
          <table:table-cell office:value-type="float" office:value="2.946803018697803">
            <text:p>2.946803018697803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.0">
            <text:p>2.0</text:p>
          </table:table-cell>
          <table:table-cell office:value-type="float" office:value="207.9097624854956">
            <text:p>207.9097624854956</text:p>
          </table:table-cell>
          <table:table-cell office:value-type="float" office:value="2.945862583066516">
            <text:p>2.94586258306651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.0">
            <text:p>2.0</text:p>
          </table:table-cell>
          <table:table-cell office:value-type="float" office:value="206.0097146506952">
            <text:p>206.0097146506952</text:p>
          </table:table-cell>
          <table:table-cell office:value-type="float" office:value="4.082190119410864">
            <text:p>4.082190119410864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.0">
            <text:p>2.0</text:p>
          </table:table-cell>
          <table:table-cell office:value-type="float" office:value="205.6863317628012">
            <text:p>205.6863317628012</text:p>
          </table:table-cell>
          <table:table-cell office:value-type="float" office:value="3.3967019750026664">
            <text:p>3.3967019750026664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.0">
            <text:p>2.0</text:p>
          </table:table-cell>
          <table:table-cell office:value-type="float" office:value="203.48575580403073">
            <text:p>203.48575580403073</text:p>
          </table:table-cell>
          <table:table-cell office:value-type="float" office:value="3.7473149863509336">
            <text:p>3.7473149863509336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.0">
            <text:p>2.0</text:p>
          </table:table-cell>
          <table:table-cell office:value-type="float" office:value="206.5758885436503">
            <text:p>206.5758885436503</text:p>
          </table:table-cell>
          <table:table-cell office:value-type="float" office:value="3.257433894636871">
            <text:p>3.25743389463687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.0">
            <text:p>2.0</text:p>
          </table:table-cell>
          <table:table-cell office:value-type="float" office:value="205.72414061262754">
            <text:p>205.72414061262754</text:p>
          </table:table-cell>
          <table:table-cell office:value-type="float" office:value="5.02143145146502">
            <text:p>5.0214314514650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.0">
            <text:p>2.0</text:p>
          </table:table-cell>
          <table:table-cell office:value-type="float" office:value="202.15081116924347">
            <text:p>202.15081116924347</text:p>
          </table:table-cell>
          <table:table-cell office:value-type="float" office:value="2.8664071823812654">
            <text:p>2.8664071823812654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.0">
            <text:p>2.0</text:p>
          </table:table-cell>
          <table:table-cell office:value-type="float" office:value="212.72178811438326">
            <text:p>212.72178811438326</text:p>
          </table:table-cell>
          <table:table-cell office:value-type="float" office:value="2.477728727404096">
            <text:p>2.47772872740409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.0">
            <text:p>2.0</text:p>
          </table:table-cell>
          <table:table-cell office:value-type="float" office:value="202.4281938261075">
            <text:p>202.4281938261075</text:p>
          </table:table-cell>
          <table:table-cell office:value-type="float" office:value="3.9172955934738574">
            <text:p>3.9172955934738574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.0">
            <text:p>2.0</text:p>
          </table:table-cell>
          <table:table-cell office:value-type="float" office:value="203.97191226987084">
            <text:p>203.97191226987084</text:p>
          </table:table-cell>
          <table:table-cell office:value-type="float" office:value="3.972766785281362">
            <text:p>3.972766785281362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.0">
            <text:p>2.0</text:p>
          </table:table-cell>
          <table:table-cell office:value-type="float" office:value="207.3358066366191">
            <text:p>207.3358066366191</text:p>
          </table:table-cell>
          <table:table-cell office:value-type="float" office:value="4.127554386511461">
            <text:p>4.127554386511461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.0">
            <text:p>2.0</text:p>
          </table:table-cell>
          <table:table-cell office:value-type="float" office:value="205.08571249057204">
            <text:p>205.08571249057204</text:p>
          </table:table-cell>
          <table:table-cell office:value-type="float" office:value="3.9973714201323363">
            <text:p>3.9973714201323363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.0">
            <text:p>2.0</text:p>
          </table:table-cell>
          <table:table-cell office:value-type="float" office:value="199.45496398623004">
            <text:p>199.45496398623004</text:p>
          </table:table-cell>
          <table:table-cell office:value-type="float" office:value="4.232783369153914">
            <text:p>4.23278336915391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.0">
            <text:p>2.0</text:p>
          </table:table-cell>
          <table:table-cell office:value-type="float" office:value="197.62733950167402">
            <text:p>197.62733950167402</text:p>
          </table:table-cell>
          <table:table-cell office:value-type="float" office:value="2.72014855578962">
            <text:p>2.72014855578962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.0">
            <text:p>2.0</text:p>
          </table:table-cell>
          <table:table-cell office:value-type="float" office:value="198.5280669980171">
            <text:p>198.5280669980171</text:p>
          </table:table-cell>
          <table:table-cell office:value-type="float" office:value="3.978894752047498">
            <text:p>3.978894752047498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.0">
            <text:p>2.0</text:p>
          </table:table-cell>
          <table:table-cell office:value-type="float" office:value="205.7172956154721">
            <text:p>205.7172956154721</text:p>
          </table:table-cell>
          <table:table-cell office:value-type="float" office:value="1.6073918230916668">
            <text:p>1.6073918230916668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2.0">
            <text:p>2.0</text:p>
          </table:table-cell>
          <table:table-cell office:value-type="float" office:value="211.09925769248792">
            <text:p>211.09925769248792</text:p>
          </table:table-cell>
          <table:table-cell office:value-type="float" office:value="5.39088516418202">
            <text:p>5.39088516418202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.0">
            <text:p>2.0</text:p>
          </table:table-cell>
          <table:table-cell office:value-type="float" office:value="205.28991849080407">
            <text:p>205.28991849080407</text:p>
          </table:table-cell>
          <table:table-cell office:value-type="float" office:value="3.142708245358705">
            <text:p>3.14270824535870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.0">
            <text:p>2.0</text:p>
          </table:table-cell>
          <table:table-cell office:value-type="float" office:value="202.80235057579173">
            <text:p>202.80235057579173</text:p>
          </table:table-cell>
          <table:table-cell office:value-type="float" office:value="3.177227978909121">
            <text:p>3.177227978909121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.0">
            <text:p>2.0</text:p>
          </table:table-cell>
          <table:table-cell office:value-type="float" office:value="191.9687944220027">
            <text:p>191.9687944220027</text:p>
          </table:table-cell>
          <table:table-cell office:value-type="float" office:value="4.565867738245363">
            <text:p>4.56586773824536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2.0">
            <text:p>2.0</text:p>
          </table:table-cell>
          <table:table-cell office:value-type="float" office:value="129.12642033690648">
            <text:p>129.12642033690648</text:p>
          </table:table-cell>
          <table:table-cell office:value-type="float" office:value="4.159953925044071">
            <text:p>4.159953925044071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2.0">
            <text:p>2.0</text:p>
          </table:table-cell>
          <table:table-cell office:value-type="float" office:value="53.18179098811246">
            <text:p>53.18179098811246</text:p>
          </table:table-cell>
          <table:table-cell office:value-type="float" office:value="4.928428607498657">
            <text:p>4.928428607498657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2.0">
            <text:p>2.0</text:p>
          </table:table-cell>
          <table:table-cell office:value-type="float" office:value="9.960127970464258">
            <text:p>9.960127970464258</text:p>
          </table:table-cell>
          <table:table-cell office:value-type="float" office:value="4.736213056402946">
            <text:p>4.736213056402946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2.0">
            <text:p>2.0</text:p>
          </table:table-cell>
          <table:table-cell office:value-type="float" office:value="1.3570813111757498">
            <text:p>1.3570813111757498</text:p>
          </table:table-cell>
          <table:table-cell office:value-type="float" office:value="0.017748333904616123">
            <text:p>0.017748333904616123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2.0">
            <text:p>2.0</text:p>
          </table:table-cell>
          <table:table-cell office:value-type="float" office:value="1.350295771758367">
            <text:p>1.350295771758367</text:p>
          </table:table-cell>
          <table:table-cell office:value-type="float" office:value="0.017361582602835542">
            <text:p>0.017361582602835542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2.0">
            <text:p>2.0</text:p>
          </table:table-cell>
          <table:table-cell office:value-type="float" office:value="1.3713606427446643">
            <text:p>1.3713606427446643</text:p>
          </table:table-cell>
          <table:table-cell office:value-type="float" office:value="0.019004550112894064">
            <text:p>0.019004550112894064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2.0">
            <text:p>2.0</text:p>
          </table:table-cell>
          <table:table-cell office:value-type="float" office:value="1.3648021211281696">
            <text:p>1.3648021211281696</text:p>
          </table:table-cell>
          <table:table-cell office:value-type="float" office:value="0.011854240048039906">
            <text:p>0.01185424004803990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2.0">
            <text:p>2.0</text:p>
          </table:table-cell>
          <table:table-cell office:value-type="float" office:value="1.360854269045323">
            <text:p>1.360854269045323</text:p>
          </table:table-cell>
          <table:table-cell office:value-type="float" office:value="0.0139038244184023">
            <text:p>0.013903824418402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2.0">
            <text:p>2.0</text:p>
          </table:table-cell>
          <table:table-cell office:value-type="float" office:value="1.3642173761973369">
            <text:p>1.3642173761973369</text:p>
          </table:table-cell>
          <table:table-cell office:value-type="float" office:value="0.019385345155708812">
            <text:p>0.01938534515570881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.0">
            <text:p>2.0</text:p>
          </table:table-cell>
          <table:table-cell office:value-type="float" office:value="1.3963411556614207">
            <text:p>1.3963411556614207</text:p>
          </table:table-cell>
          <table:table-cell office:value-type="float" office:value="0.017608373090752114">
            <text:p>0.017608373090752114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2.0">
            <text:p>2.0</text:p>
          </table:table-cell>
          <table:table-cell office:value-type="float" office:value="1.3528817787070087">
            <text:p>1.3528817787070087</text:p>
          </table:table-cell>
          <table:table-cell office:value-type="float" office:value="0.0210650044770423">
            <text:p>0.0210650044770423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2.0">
            <text:p>2.0</text:p>
          </table:table-cell>
          <table:table-cell office:value-type="float" office:value="1.3777384360215006">
            <text:p>1.3777384360215006</text:p>
          </table:table-cell>
          <table:table-cell office:value-type="float" office:value="0.02548382183318482">
            <text:p>0.02548382183318482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2.0">
            <text:p>2.0</text:p>
          </table:table-cell>
          <table:table-cell office:value-type="float" office:value="1.3511234364084312">
            <text:p>1.3511234364084312</text:p>
          </table:table-cell>
          <table:table-cell office:value-type="float" office:value="0.012801209786022125">
            <text:p>0.012801209786022125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2.0">
            <text:p>2.0</text:p>
          </table:table-cell>
          <table:table-cell office:value-type="float" office:value="1.3680363262502861">
            <text:p>1.3680363262502861</text:p>
          </table:table-cell>
          <table:table-cell office:value-type="float" office:value="0.020608976576079283">
            <text:p>0.020608976576079283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2.0">
            <text:p>2.0</text:p>
          </table:table-cell>
          <table:table-cell office:value-type="float" office:value="1.358832392619139">
            <text:p>1.358832392619139</text:p>
          </table:table-cell>
          <table:table-cell office:value-type="float" office:value="0.028320134292183764">
            <text:p>0.028320134292183764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2.0">
            <text:p>2.0</text:p>
          </table:table-cell>
          <table:table-cell office:value-type="float" office:value="1.3422896943039662">
            <text:p>1.3422896943039662</text:p>
          </table:table-cell>
          <table:table-cell office:value-type="float" office:value="0.00755396765036697">
            <text:p>0.00755396765036697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2.0">
            <text:p>2.0</text:p>
          </table:table-cell>
          <table:table-cell office:value-type="float" office:value="1.3339968424456958">
            <text:p>1.3339968424456958</text:p>
          </table:table-cell>
          <table:table-cell office:value-type="float" office:value="0.0206554679629431">
            <text:p>0.0206554679629431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2.0">
            <text:p>2.0</text:p>
          </table:table-cell>
          <table:table-cell office:value-type="float" office:value="1.3180299921247323">
            <text:p>1.3180299921247323</text:p>
          </table:table-cell>
          <table:table-cell office:value-type="float" office:value="0.016314256885988587">
            <text:p>0.016314256885988587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2.0">
            <text:p>2.0</text:p>
          </table:table-cell>
          <table:table-cell office:value-type="float" office:value="1.343184089365255">
            <text:p>1.343184089365255</text:p>
          </table:table-cell>
          <table:table-cell office:value-type="float" office:value="0.014481521850778119">
            <text:p>0.01448152185077811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3434384331282598">
            <text:p>1.3434384331282598</text:p>
          </table:table-cell>
          <table:table-cell office:value-type="float" office:value="0.016417239969298687">
            <text:p>0.01641723996929868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.0">
            <text:p>2.0</text:p>
          </table:table-cell>
          <table:table-cell office:value-type="float" office:value="1.3419550758225895">
            <text:p>1.3419550758225895</text:p>
          </table:table-cell>
          <table:table-cell office:value-type="float" office:value="0.011684654295212576">
            <text:p>0.011684654295212576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.0">
            <text:p>2.0</text:p>
          </table:table-cell>
          <table:table-cell office:value-type="float" office:value="1.3559018033620156">
            <text:p>1.3559018033620156</text:p>
          </table:table-cell>
          <table:table-cell office:value-type="float" office:value="0.02211479052488056">
            <text:p>0.02211479052488056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2.0">
            <text:p>2.0</text:p>
          </table:table-cell>
          <table:table-cell office:value-type="float" office:value="1.0252530827953605">
            <text:p>1.0252530827953605</text:p>
          </table:table-cell>
          <table:table-cell office:value-type="float" office:value="0.009414618294081713">
            <text:p>0.00941461829408171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2.0">
            <text:p>2.0</text:p>
          </table:table-cell>
          <table:table-cell office:value-type="float" office:value="1.060965357519587">
            <text:p>1.060965357519587</text:p>
          </table:table-cell>
          <table:table-cell office:value-type="float" office:value="0.010972418670543039">
            <text:p>0.010972418670543039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2.0">
            <text:p>2.0</text:p>
          </table:table-cell>
          <table:table-cell office:value-type="float" office:value="1.4368718695563953">
            <text:p>1.4368718695563953</text:p>
          </table:table-cell>
          <table:table-cell office:value-type="float" office:value="0.01486105079845658">
            <text:p>0.01486105079845658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0">
            <text:p>2.0</text:p>
          </table:table-cell>
          <table:table-cell office:value-type="float" office:value="2.0956042781523103">
            <text:p>2.0956042781523103</text:p>
          </table:table-cell>
          <table:table-cell office:value-type="float" office:value="0.01161602049725993">
            <text:p>0.01161602049725993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.0">
            <text:p>2.0</text:p>
          </table:table-cell>
          <table:table-cell office:value-type="float" office:value="3.1170188248566717">
            <text:p>3.1170188248566717</text:p>
          </table:table-cell>
          <table:table-cell office:value-type="float" office:value="0.028011639424299288">
            <text:p>0.028011639424299288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.0">
            <text:p>2.0</text:p>
          </table:table-cell>
          <table:table-cell office:value-type="float" office:value="4.742405008007347">
            <text:p>4.742405008007347</text:p>
          </table:table-cell>
          <table:table-cell office:value-type="float" office:value="0.061660666398921954">
            <text:p>0.06166066639892195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2.0">
            <text:p>2.0</text:p>
          </table:table-cell>
          <table:table-cell office:value-type="float" office:value="7.571910768359109">
            <text:p>7.571910768359109</text:p>
          </table:table-cell>
          <table:table-cell office:value-type="float" office:value="0.05236917669282851">
            <text:p>0.05236917669282851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49.69290784521516">
            <text:p>49.69290784521516</text:p>
          </table:table-cell>
          <table:table-cell office:value-type="float" office:value="11.080874262474627">
            <text:p>11.080874262474627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2.0">
            <text:p>2.0</text:p>
          </table:table-cell>
          <table:table-cell office:value-type="float" office:value="634.60749993171">
            <text:p>634.60749993171</text:p>
          </table:table-cell>
          <table:table-cell office:value-type="float" office:value="5.4353639398198315">
            <text:p>5.435363939819831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.0">
            <text:p>2.0</text:p>
          </table:table-cell>
          <table:table-cell office:value-type="float" office:value="774.0438534165763">
            <text:p>774.0438534165763</text:p>
          </table:table-cell>
          <table:table-cell office:value-type="float" office:value="2.436153343506558">
            <text:p>2.436153343506558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2.0">
            <text:p>2.0</text:p>
          </table:table-cell>
          <table:table-cell office:value-type="float" office:value="905.2514673628262">
            <text:p>905.2514673628262</text:p>
          </table:table-cell>
          <table:table-cell office:value-type="float" office:value="2.4910782460161096">
            <text:p>2.4910782460161096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2.0">
            <text:p>2.0</text:p>
          </table:table-cell>
          <table:table-cell office:value-type="float" office:value="1046.4459110618163">
            <text:p>1046.4459110618163</text:p>
          </table:table-cell>
          <table:table-cell office:value-type="float" office:value="3.8592287946527195">
            <text:p>3.8592287946527195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2.0">
            <text:p>2.0</text:p>
          </table:table-cell>
          <table:table-cell office:value-type="float" office:value="1194.3285687617238">
            <text:p>1194.3285687617238</text:p>
          </table:table-cell>
          <table:table-cell office:value-type="float" office:value="2.871833320222405">
            <text:p>2.87183332022240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2.0">
            <text:p>2.0</text:p>
          </table:table-cell>
          <table:table-cell office:value-type="float" office:value="1367.933949075685">
            <text:p>1367.933949075685</text:p>
          </table:table-cell>
          <table:table-cell office:value-type="float" office:value="3.742146831868286">
            <text:p>3.742146831868286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2.0">
            <text:p>2.0</text:p>
          </table:table-cell>
          <table:table-cell office:value-type="float" office:value="1545.2813791614171">
            <text:p>1545.2813791614171</text:p>
          </table:table-cell>
          <table:table-cell office:value-type="float" office:value="3.675160117279565">
            <text:p>3.675160117279565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.0">
            <text:p>2.0</text:p>
          </table:table-cell>
          <table:table-cell office:value-type="float" office:value="1771.8882317576022">
            <text:p>1771.8882317576022</text:p>
          </table:table-cell>
          <table:table-cell office:value-type="float" office:value="3.8478299644515244">
            <text:p>3.8478299644515244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.0">
            <text:p>2.0</text:p>
          </table:table-cell>
          <table:table-cell office:value-type="float" office:value="2003.4964149477637">
            <text:p>2003.4964149477637</text:p>
          </table:table-cell>
          <table:table-cell office:value-type="float" office:value="3.92800898756629">
            <text:p>3.92800898756629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2255.8123720713584">
            <text:p>2255.8123720713584</text:p>
          </table:table-cell>
          <table:table-cell office:value-type="float" office:value="4.745571149247871">
            <text:p>4.745571149247871</text:p>
          </table:table-cell>
        </table:table-row>
      </table:table>
      <table:table table:name="Dp=5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Dp">
            <text:p>Dp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5.0">
            <text:p>5.0</text:p>
          </table:table-cell>
          <table:table-cell office:value-type="float" office:value="335.32865560380856">
            <text:p>335.32865560380856</text:p>
          </table:table-cell>
          <table:table-cell office:value-type="float" office:value="6.862678480515332">
            <text:p>6.862678480515332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5.0">
            <text:p>5.0</text:p>
          </table:table-cell>
          <table:table-cell office:value-type="float" office:value="336.76447571546595">
            <text:p>336.76447571546595</text:p>
          </table:table-cell>
          <table:table-cell office:value-type="float" office:value="5.413292160017218">
            <text:p>5.413292160017218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5.0">
            <text:p>5.0</text:p>
          </table:table-cell>
          <table:table-cell office:value-type="float" office:value="328.4871022349714">
            <text:p>328.4871022349714</text:p>
          </table:table-cell>
          <table:table-cell office:value-type="float" office:value="7.223432579470788">
            <text:p>7.22343257947078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5.0">
            <text:p>5.0</text:p>
          </table:table-cell>
          <table:table-cell office:value-type="float" office:value="324.0532625353733">
            <text:p>324.0532625353733</text:p>
          </table:table-cell>
          <table:table-cell office:value-type="float" office:value="8.181174271734706">
            <text:p>8.181174271734706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5.0">
            <text:p>5.0</text:p>
          </table:table-cell>
          <table:table-cell office:value-type="float" office:value="328.2760335154981">
            <text:p>328.2760335154981</text:p>
          </table:table-cell>
          <table:table-cell office:value-type="float" office:value="6.951761506038702">
            <text:p>6.951761506038702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5.0">
            <text:p>5.0</text:p>
          </table:table-cell>
          <table:table-cell office:value-type="float" office:value="323.01638503992916">
            <text:p>323.01638503992916</text:p>
          </table:table-cell>
          <table:table-cell office:value-type="float" office:value="5.410604851546789">
            <text:p>5.410604851546789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5.0">
            <text:p>5.0</text:p>
          </table:table-cell>
          <table:table-cell office:value-type="float" office:value="325.4554211993719">
            <text:p>325.4554211993719</text:p>
          </table:table-cell>
          <table:table-cell office:value-type="float" office:value="5.259204949836262">
            <text:p>5.25920494983626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5.0">
            <text:p>5.0</text:p>
          </table:table-cell>
          <table:table-cell office:value-type="float" office:value="329.21793718101253">
            <text:p>329.21793718101253</text:p>
          </table:table-cell>
          <table:table-cell office:value-type="float" office:value="7.4563368745345215">
            <text:p>7.4563368745345215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5.0">
            <text:p>5.0</text:p>
          </table:table-cell>
          <table:table-cell office:value-type="float" office:value="318.4302706366229">
            <text:p>318.4302706366229</text:p>
          </table:table-cell>
          <table:table-cell office:value-type="float" office:value="6.638554831747941">
            <text:p>6.638554831747941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5.0">
            <text:p>5.0</text:p>
          </table:table-cell>
          <table:table-cell office:value-type="float" office:value="319.9295282047768">
            <text:p>319.9295282047768</text:p>
          </table:table-cell>
          <table:table-cell office:value-type="float" office:value="2.952872354334865">
            <text:p>2.95287235433486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5.0">
            <text:p>5.0</text:p>
          </table:table-cell>
          <table:table-cell office:value-type="float" office:value="331.1993683907696">
            <text:p>331.1993683907696</text:p>
          </table:table-cell>
          <table:table-cell office:value-type="float" office:value="5.292906472663325">
            <text:p>5.292906472663325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5.0">
            <text:p>5.0</text:p>
          </table:table-cell>
          <table:table-cell office:value-type="float" office:value="330.47919943910244">
            <text:p>330.47919943910244</text:p>
          </table:table-cell>
          <table:table-cell office:value-type="float" office:value="7.235066674728909">
            <text:p>7.235066674728909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5.0">
            <text:p>5.0</text:p>
          </table:table-cell>
          <table:table-cell office:value-type="float" office:value="337.21610609698536">
            <text:p>337.21610609698536</text:p>
          </table:table-cell>
          <table:table-cell office:value-type="float" office:value="5.6625653902204895">
            <text:p>5.6625653902204895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5.0">
            <text:p>5.0</text:p>
          </table:table-cell>
          <table:table-cell office:value-type="float" office:value="329.6718520991705">
            <text:p>329.6718520991705</text:p>
          </table:table-cell>
          <table:table-cell office:value-type="float" office:value="5.352597162983744">
            <text:p>5.35259716298374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5.0">
            <text:p>5.0</text:p>
          </table:table-cell>
          <table:table-cell office:value-type="float" office:value="327.85360597976603">
            <text:p>327.85360597976603</text:p>
          </table:table-cell>
          <table:table-cell office:value-type="float" office:value="5.804597862081669">
            <text:p>5.804597862081669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5.0">
            <text:p>5.0</text:p>
          </table:table-cell>
          <table:table-cell office:value-type="float" office:value="329.0411533006003">
            <text:p>329.0411533006003</text:p>
          </table:table-cell>
          <table:table-cell office:value-type="float" office:value="5.6295911121583755">
            <text:p>5.6295911121583755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5.0">
            <text:p>5.0</text:p>
          </table:table-cell>
          <table:table-cell office:value-type="float" office:value="330.2758100046149">
            <text:p>330.2758100046149</text:p>
          </table:table-cell>
          <table:table-cell office:value-type="float" office:value="6.087791588229871">
            <text:p>6.087791588229871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5.0">
            <text:p>5.0</text:p>
          </table:table-cell>
          <table:table-cell office:value-type="float" office:value="324.1034988084464">
            <text:p>324.1034988084464</text:p>
          </table:table-cell>
          <table:table-cell office:value-type="float" office:value="6.236704811244545">
            <text:p>6.23670481124454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5.0">
            <text:p>5.0</text:p>
          </table:table-cell>
          <table:table-cell office:value-type="float" office:value="337.4836744301932">
            <text:p>337.4836744301932</text:p>
          </table:table-cell>
          <table:table-cell office:value-type="float" office:value="7.906950327228795">
            <text:p>7.90695032722879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5.0">
            <text:p>5.0</text:p>
          </table:table-cell>
          <table:table-cell office:value-type="float" office:value="326.78965268898446">
            <text:p>326.78965268898446</text:p>
          </table:table-cell>
          <table:table-cell office:value-type="float" office:value="3.945307246350087">
            <text:p>3.945307246350087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5.0">
            <text:p>5.0</text:p>
          </table:table-cell>
          <table:table-cell office:value-type="float" office:value="329.55637217445985">
            <text:p>329.55637217445985</text:p>
          </table:table-cell>
          <table:table-cell office:value-type="float" office:value="6.256121510692257">
            <text:p>6.256121510692257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5.0">
            <text:p>5.0</text:p>
          </table:table-cell>
          <table:table-cell office:value-type="float" office:value="322.15927780833937">
            <text:p>322.15927780833937</text:p>
          </table:table-cell>
          <table:table-cell office:value-type="float" office:value="3.93513450016097">
            <text:p>3.9351345001609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5.0">
            <text:p>5.0</text:p>
          </table:table-cell>
          <table:table-cell office:value-type="float" office:value="322.90294333018676">
            <text:p>322.90294333018676</text:p>
          </table:table-cell>
          <table:table-cell office:value-type="float" office:value="6.809029696759686">
            <text:p>6.809029696759686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5.0">
            <text:p>5.0</text:p>
          </table:table-cell>
          <table:table-cell office:value-type="float" office:value="321.30370236187343">
            <text:p>321.30370236187343</text:p>
          </table:table-cell>
          <table:table-cell office:value-type="float" office:value="4.9824265122820055">
            <text:p>4.9824265122820055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5.0">
            <text:p>5.0</text:p>
          </table:table-cell>
          <table:table-cell office:value-type="float" office:value="311.19373459753785">
            <text:p>311.19373459753785</text:p>
          </table:table-cell>
          <table:table-cell office:value-type="float" office:value="4.616547640705814">
            <text:p>4.61654764070581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5.0">
            <text:p>5.0</text:p>
          </table:table-cell>
          <table:table-cell office:value-type="float" office:value="245.61177326923115">
            <text:p>245.61177326923115</text:p>
          </table:table-cell>
          <table:table-cell office:value-type="float" office:value="7.831846150899614">
            <text:p>7.83184615089961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5.0">
            <text:p>5.0</text:p>
          </table:table-cell>
          <table:table-cell office:value-type="float" office:value="144.53862141460894">
            <text:p>144.53862141460894</text:p>
          </table:table-cell>
          <table:table-cell office:value-type="float" office:value="10.363428167763077">
            <text:p>10.363428167763077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5.0">
            <text:p>5.0</text:p>
          </table:table-cell>
          <table:table-cell office:value-type="float" office:value="53.34675092846949">
            <text:p>53.34675092846949</text:p>
          </table:table-cell>
          <table:table-cell office:value-type="float" office:value="11.983550582140778">
            <text:p>11.983550582140778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5.0">
            <text:p>5.0</text:p>
          </table:table-cell>
          <table:table-cell office:value-type="float" office:value="10.272208583570366">
            <text:p>10.272208583570366</text:p>
          </table:table-cell>
          <table:table-cell office:value-type="float" office:value="6.042017278562841">
            <text:p>6.042017278562841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5.0">
            <text:p>5.0</text:p>
          </table:table-cell>
          <table:table-cell office:value-type="float" office:value="1.3857269659814833">
            <text:p>1.3857269659814833</text:p>
          </table:table-cell>
          <table:table-cell office:value-type="float" office:value="0.023143548354067102">
            <text:p>0.02314354835406710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5.0">
            <text:p>5.0</text:p>
          </table:table-cell>
          <table:table-cell office:value-type="float" office:value="1.3663823783502032">
            <text:p>1.3663823783502032</text:p>
          </table:table-cell>
          <table:table-cell office:value-type="float" office:value="0.020732770769543434">
            <text:p>0.020732770769543434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5.0">
            <text:p>5.0</text:p>
          </table:table-cell>
          <table:table-cell office:value-type="float" office:value="1.3886615044009978">
            <text:p>1.3886615044009978</text:p>
          </table:table-cell>
          <table:table-cell office:value-type="float" office:value="0.014694418043587116">
            <text:p>0.01469441804358711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5.0">
            <text:p>5.0</text:p>
          </table:table-cell>
          <table:table-cell office:value-type="float" office:value="1.3718289708804416">
            <text:p>1.3718289708804416</text:p>
          </table:table-cell>
          <table:table-cell office:value-type="float" office:value="0.015773577883102338">
            <text:p>0.015773577883102338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5.0">
            <text:p>5.0</text:p>
          </table:table-cell>
          <table:table-cell office:value-type="float" office:value="1.3862995583940771">
            <text:p>1.3862995583940771</text:p>
          </table:table-cell>
          <table:table-cell office:value-type="float" office:value="0.01700465985280682">
            <text:p>0.01700465985280682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5.0">
            <text:p>5.0</text:p>
          </table:table-cell>
          <table:table-cell office:value-type="float" office:value="1.3650383124950896">
            <text:p>1.3650383124950896</text:p>
          </table:table-cell>
          <table:table-cell office:value-type="float" office:value="0.02029769346654997">
            <text:p>0.02029769346654997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5.0">
            <text:p>5.0</text:p>
          </table:table-cell>
          <table:table-cell office:value-type="float" office:value="1.3386996725754188">
            <text:p>1.3386996725754188</text:p>
          </table:table-cell>
          <table:table-cell office:value-type="float" office:value="0.019161138027171325">
            <text:p>0.01916113802717132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5.0">
            <text:p>5.0</text:p>
          </table:table-cell>
          <table:table-cell office:value-type="float" office:value="1.387568187015686">
            <text:p>1.387568187015686</text:p>
          </table:table-cell>
          <table:table-cell office:value-type="float" office:value="0.014627453427648594">
            <text:p>0.01462745342764859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5.0">
            <text:p>5.0</text:p>
          </table:table-cell>
          <table:table-cell office:value-type="float" office:value="1.360984700613702">
            <text:p>1.360984700613702</text:p>
          </table:table-cell>
          <table:table-cell office:value-type="float" office:value="0.015228778076875449">
            <text:p>0.015228778076875449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5.0">
            <text:p>5.0</text:p>
          </table:table-cell>
          <table:table-cell office:value-type="float" office:value="1.3668037319584934">
            <text:p>1.3668037319584934</text:p>
          </table:table-cell>
          <table:table-cell office:value-type="float" office:value="0.017555710575621497">
            <text:p>0.017555710575621497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5.0">
            <text:p>5.0</text:p>
          </table:table-cell>
          <table:table-cell office:value-type="float" office:value="1.4203446703519584">
            <text:p>1.4203446703519584</text:p>
          </table:table-cell>
          <table:table-cell office:value-type="float" office:value="0.018996716449563467">
            <text:p>0.01899671644956346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1.3304629157357897">
            <text:p>1.3304629157357897</text:p>
          </table:table-cell>
          <table:table-cell office:value-type="float" office:value="0.01876600878604369">
            <text:p>0.01876600878604369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5.0">
            <text:p>5.0</text:p>
          </table:table-cell>
          <table:table-cell office:value-type="float" office:value="1.3520764209573266">
            <text:p>1.3520764209573266</text:p>
          </table:table-cell>
          <table:table-cell office:value-type="float" office:value="0.015107244830160764">
            <text:p>0.01510724483016076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5.0">
            <text:p>5.0</text:p>
          </table:table-cell>
          <table:table-cell office:value-type="float" office:value="1.4366427239389559">
            <text:p>1.4366427239389559</text:p>
          </table:table-cell>
          <table:table-cell office:value-type="float" office:value="0.012189150883090189">
            <text:p>0.012189150883090189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5.0">
            <text:p>5.0</text:p>
          </table:table-cell>
          <table:table-cell office:value-type="float" office:value="1.3367837624017156">
            <text:p>1.3367837624017156</text:p>
          </table:table-cell>
          <table:table-cell office:value-type="float" office:value="0.023201997804580144">
            <text:p>0.023201997804580144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5.0">
            <text:p>5.0</text:p>
          </table:table-cell>
          <table:table-cell office:value-type="float" office:value="1.4821415984628965">
            <text:p>1.4821415984628965</text:p>
          </table:table-cell>
          <table:table-cell office:value-type="float" office:value="0.015574827218052898">
            <text:p>0.015574827218052898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5.0">
            <text:p>5.0</text:p>
          </table:table-cell>
          <table:table-cell office:value-type="float" office:value="1.7789482268307082">
            <text:p>1.7789482268307082</text:p>
          </table:table-cell>
          <table:table-cell office:value-type="float" office:value="0.027786268103106193">
            <text:p>0.02778626810310619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5.0">
            <text:p>5.0</text:p>
          </table:table-cell>
          <table:table-cell office:value-type="float" office:value="2.4405079023597716">
            <text:p>2.4405079023597716</text:p>
          </table:table-cell>
          <table:table-cell office:value-type="float" office:value="0.01972767069515252">
            <text:p>0.01972767069515252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5.0">
            <text:p>5.0</text:p>
          </table:table-cell>
          <table:table-cell office:value-type="float" office:value="3.472893398289633">
            <text:p>3.472893398289633</text:p>
          </table:table-cell>
          <table:table-cell office:value-type="float" office:value="0.05549867877935558">
            <text:p>0.05549867877935558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.0">
            <text:p>5.0</text:p>
          </table:table-cell>
          <table:table-cell office:value-type="float" office:value="5.034808992920047">
            <text:p>5.034808992920047</text:p>
          </table:table-cell>
          <table:table-cell office:value-type="float" office:value="0.1050483691826606">
            <text:p>0.1050483691826606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5.0">
            <text:p>5.0</text:p>
          </table:table-cell>
          <table:table-cell office:value-type="float" office:value="23.11155134155758">
            <text:p>23.11155134155758</text:p>
          </table:table-cell>
          <table:table-cell office:value-type="float" office:value="9.944412013490838">
            <text:p>9.944412013490838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373.7041098141989">
            <text:p>373.7041098141989</text:p>
          </table:table-cell>
          <table:table-cell office:value-type="float" office:value="9.600403421021124">
            <text:p>9.600403421021124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5.0">
            <text:p>5.0</text:p>
          </table:table-cell>
          <table:table-cell office:value-type="float" office:value="666.5426325117262">
            <text:p>666.5426325117262</text:p>
          </table:table-cell>
          <table:table-cell office:value-type="float" office:value="5.0156814573891655">
            <text:p>5.015681457389165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5.0">
            <text:p>5.0</text:p>
          </table:table-cell>
          <table:table-cell office:value-type="float" office:value="793.3574859009861">
            <text:p>793.3574859009861</text:p>
          </table:table-cell>
          <table:table-cell office:value-type="float" office:value="6.169507137405617">
            <text:p>6.169507137405617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5.0">
            <text:p>5.0</text:p>
          </table:table-cell>
          <table:table-cell office:value-type="float" office:value="923.8178098234221">
            <text:p>923.8178098234221</text:p>
          </table:table-cell>
          <table:table-cell office:value-type="float" office:value="6.46705199071459">
            <text:p>6.46705199071459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5.0">
            <text:p>5.0</text:p>
          </table:table-cell>
          <table:table-cell office:value-type="float" office:value="1061.5380995791816">
            <text:p>1061.5380995791816</text:p>
          </table:table-cell>
          <table:table-cell office:value-type="float" office:value="8.257875310673215">
            <text:p>8.257875310673215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5.0">
            <text:p>5.0</text:p>
          </table:table-cell>
          <table:table-cell office:value-type="float" office:value="1203.6171874262955">
            <text:p>1203.6171874262955</text:p>
          </table:table-cell>
          <table:table-cell office:value-type="float" office:value="7.696005688479158">
            <text:p>7.696005688479158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5.0">
            <text:p>5.0</text:p>
          </table:table-cell>
          <table:table-cell office:value-type="float" office:value="1368.1694138756066">
            <text:p>1368.1694138756066</text:p>
          </table:table-cell>
          <table:table-cell office:value-type="float" office:value="3.509965737075191">
            <text:p>3.509965737075191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5.0">
            <text:p>5.0</text:p>
          </table:table-cell>
          <table:table-cell office:value-type="float" office:value="1565.3329390519318">
            <text:p>1565.3329390519318</text:p>
          </table:table-cell>
          <table:table-cell office:value-type="float" office:value="3.3067593911858983">
            <text:p>3.3067593911858983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5.0">
            <text:p>5.0</text:p>
          </table:table-cell>
          <table:table-cell office:value-type="float" office:value="1768.4661435930561">
            <text:p>1768.4661435930561</text:p>
          </table:table-cell>
          <table:table-cell office:value-type="float" office:value="5.8211583908777635">
            <text:p>5.8211583908777635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5.0">
            <text:p>5.0</text:p>
          </table:table-cell>
          <table:table-cell office:value-type="float" office:value="1989.448054343163">
            <text:p>1989.448054343163</text:p>
          </table:table-cell>
          <table:table-cell office:value-type="float" office:value="5.316233735802148">
            <text:p>5.316233735802148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float" office:value="2256.6689050911864">
            <text:p>2256.6689050911864</text:p>
          </table:table-cell>
          <table:table-cell office:value-type="float" office:value="4.92800156189581">
            <text:p>4.92800156189581</text:p>
          </table:table-cell>
        </table:table-row>
      </table:table>
      <table:table table:name="Dp=1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Dp">
            <text:p>Dp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0.0">
            <text:p>10.0</text:p>
          </table:table-cell>
          <table:table-cell office:value-type="float" office:value="474.4855841705029">
            <text:p>474.4855841705029</text:p>
          </table:table-cell>
          <table:table-cell office:value-type="float" office:value="13.595390977078273">
            <text:p>13.595390977078273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0.0">
            <text:p>10.0</text:p>
          </table:table-cell>
          <table:table-cell office:value-type="float" office:value="472.37044101595177">
            <text:p>472.37044101595177</text:p>
          </table:table-cell>
          <table:table-cell office:value-type="float" office:value="8.563470534746719">
            <text:p>8.563470534746719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0.0">
            <text:p>10.0</text:p>
          </table:table-cell>
          <table:table-cell office:value-type="float" office:value="460.0556806368696">
            <text:p>460.0556806368696</text:p>
          </table:table-cell>
          <table:table-cell office:value-type="float" office:value="6.702435409333821">
            <text:p>6.702435409333821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0.0">
            <text:p>10.0</text:p>
          </table:table-cell>
          <table:table-cell office:value-type="float" office:value="455.4511121347299">
            <text:p>455.4511121347299</text:p>
          </table:table-cell>
          <table:table-cell office:value-type="float" office:value="9.33104920406211">
            <text:p>9.33104920406211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0.0">
            <text:p>10.0</text:p>
          </table:table-cell>
          <table:table-cell office:value-type="float" office:value="473.1516078002704">
            <text:p>473.1516078002704</text:p>
          </table:table-cell>
          <table:table-cell office:value-type="float" office:value="8.612274909292598">
            <text:p>8.612274909292598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0.0">
            <text:p>10.0</text:p>
          </table:table-cell>
          <table:table-cell office:value-type="float" office:value="462.23614181122764">
            <text:p>462.23614181122764</text:p>
          </table:table-cell>
          <table:table-cell office:value-type="float" office:value="7.73177333023106">
            <text:p>7.7317733302310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0.0">
            <text:p>10.0</text:p>
          </table:table-cell>
          <table:table-cell office:value-type="float" office:value="481.836339578208">
            <text:p>481.836339578208</text:p>
          </table:table-cell>
          <table:table-cell office:value-type="float" office:value="9.22060385991805">
            <text:p>9.22060385991805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0.0">
            <text:p>10.0</text:p>
          </table:table-cell>
          <table:table-cell office:value-type="float" office:value="466.0086751637353">
            <text:p>466.0086751637353</text:p>
          </table:table-cell>
          <table:table-cell office:value-type="float" office:value="7.069092949360096">
            <text:p>7.069092949360096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0.0">
            <text:p>10.0</text:p>
          </table:table-cell>
          <table:table-cell office:value-type="float" office:value="454.7996088636902">
            <text:p>454.7996088636902</text:p>
          </table:table-cell>
          <table:table-cell office:value-type="float" office:value="8.700241627771334">
            <text:p>8.70024162777133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0.0">
            <text:p>10.0</text:p>
          </table:table-cell>
          <table:table-cell office:value-type="float" office:value="478.54316895487864">
            <text:p>478.54316895487864</text:p>
          </table:table-cell>
          <table:table-cell office:value-type="float" office:value="9.916675779393621">
            <text:p>9.916675779393621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0.0">
            <text:p>10.0</text:p>
          </table:table-cell>
          <table:table-cell office:value-type="float" office:value="470.7492057545789">
            <text:p>470.7492057545789</text:p>
          </table:table-cell>
          <table:table-cell office:value-type="float" office:value="8.580729905712683">
            <text:p>8.58072990571268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0.0">
            <text:p>10.0</text:p>
          </table:table-cell>
          <table:table-cell office:value-type="float" office:value="457.9120218612162">
            <text:p>457.9120218612162</text:p>
          </table:table-cell>
          <table:table-cell office:value-type="float" office:value="9.631105257751805">
            <text:p>9.631105257751805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0.0">
            <text:p>10.0</text:p>
          </table:table-cell>
          <table:table-cell office:value-type="float" office:value="462.17190914916665">
            <text:p>462.17190914916665</text:p>
          </table:table-cell>
          <table:table-cell office:value-type="float" office:value="12.663519369583947">
            <text:p>12.663519369583947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0.0">
            <text:p>10.0</text:p>
          </table:table-cell>
          <table:table-cell office:value-type="float" office:value="454.74695727712987">
            <text:p>454.74695727712987</text:p>
          </table:table-cell>
          <table:table-cell office:value-type="float" office:value="9.257331672141035">
            <text:p>9.25733167214103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0.0">
            <text:p>10.0</text:p>
          </table:table-cell>
          <table:table-cell office:value-type="float" office:value="465.2555307618154">
            <text:p>465.2555307618154</text:p>
          </table:table-cell>
          <table:table-cell office:value-type="float" office:value="9.80946777093687">
            <text:p>9.8094677709368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0.0">
            <text:p>10.0</text:p>
          </table:table-cell>
          <table:table-cell office:value-type="float" office:value="462.5997207186314">
            <text:p>462.5997207186314</text:p>
          </table:table-cell>
          <table:table-cell office:value-type="float" office:value="8.326229739298519">
            <text:p>8.326229739298519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0.0">
            <text:p>10.0</text:p>
          </table:table-cell>
          <table:table-cell office:value-type="float" office:value="456.94189041906645">
            <text:p>456.94189041906645</text:p>
          </table:table-cell>
          <table:table-cell office:value-type="float" office:value="6.996907953993244">
            <text:p>6.996907953993244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0.0">
            <text:p>10.0</text:p>
          </table:table-cell>
          <table:table-cell office:value-type="float" office:value="461.70642912409323">
            <text:p>461.70642912409323</text:p>
          </table:table-cell>
          <table:table-cell office:value-type="float" office:value="11.16834012076949">
            <text:p>11.16834012076949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0.0">
            <text:p>10.0</text:p>
          </table:table-cell>
          <table:table-cell office:value-type="float" office:value="456.68364620905925">
            <text:p>456.68364620905925</text:p>
          </table:table-cell>
          <table:table-cell office:value-type="float" office:value="5.528383641604212">
            <text:p>5.528383641604212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0.0">
            <text:p>10.0</text:p>
          </table:table-cell>
          <table:table-cell office:value-type="float" office:value="461.0033818494297">
            <text:p>461.0033818494297</text:p>
          </table:table-cell>
          <table:table-cell office:value-type="float" office:value="6.744405248376395">
            <text:p>6.74440524837639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0.0">
            <text:p>10.0</text:p>
          </table:table-cell>
          <table:table-cell office:value-type="float" office:value="466.83543208121773">
            <text:p>466.83543208121773</text:p>
          </table:table-cell>
          <table:table-cell office:value-type="float" office:value="8.602823171899734">
            <text:p>8.602823171899734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0.0">
            <text:p>10.0</text:p>
          </table:table-cell>
          <table:table-cell office:value-type="float" office:value="467.006218029939">
            <text:p>467.006218029939</text:p>
          </table:table-cell>
          <table:table-cell office:value-type="float" office:value="9.005257229795523">
            <text:p>9.005257229795523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0.0">
            <text:p>10.0</text:p>
          </table:table-cell>
          <table:table-cell office:value-type="float" office:value="466.9428043806598">
            <text:p>466.9428043806598</text:p>
          </table:table-cell>
          <table:table-cell office:value-type="float" office:value="11.868419201696948">
            <text:p>11.868419201696948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0.0">
            <text:p>10.0</text:p>
          </table:table-cell>
          <table:table-cell office:value-type="float" office:value="464.63783557525846">
            <text:p>464.63783557525846</text:p>
          </table:table-cell>
          <table:table-cell office:value-type="float" office:value="6.880243567548123">
            <text:p>6.880243567548123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0.0">
            <text:p>10.0</text:p>
          </table:table-cell>
          <table:table-cell office:value-type="float" office:value="455.8146359350636">
            <text:p>455.8146359350636</text:p>
          </table:table-cell>
          <table:table-cell office:value-type="float" office:value="6.892893259529569">
            <text:p>6.892893259529569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0.0">
            <text:p>10.0</text:p>
          </table:table-cell>
          <table:table-cell office:value-type="float" office:value="470.20684077191163">
            <text:p>470.20684077191163</text:p>
          </table:table-cell>
          <table:table-cell office:value-type="float" office:value="5.9454650813146">
            <text:p>5.9454650813146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0.0">
            <text:p>10.0</text:p>
          </table:table-cell>
          <table:table-cell office:value-type="float" office:value="476.8945870736413">
            <text:p>476.8945870736413</text:p>
          </table:table-cell>
          <table:table-cell office:value-type="float" office:value="10.754252987442252">
            <text:p>10.754252987442252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0.0">
            <text:p>10.0</text:p>
          </table:table-cell>
          <table:table-cell office:value-type="float" office:value="452.4455739542401">
            <text:p>452.4455739542401</text:p>
          </table:table-cell>
          <table:table-cell office:value-type="float" office:value="8.793622756282172">
            <text:p>8.793622756282172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0.0">
            <text:p>10.0</text:p>
          </table:table-cell>
          <table:table-cell office:value-type="float" office:value="426.7675497833252">
            <text:p>426.7675497833252</text:p>
          </table:table-cell>
          <table:table-cell office:value-type="float" office:value="7.895323472513999">
            <text:p>7.895323472513999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0.0">
            <text:p>10.0</text:p>
          </table:table-cell>
          <table:table-cell office:value-type="float" office:value="338.7777732400224">
            <text:p>338.7777732400224</text:p>
          </table:table-cell>
          <table:table-cell office:value-type="float" office:value="6.56047245964137">
            <text:p>6.56047245964137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float" office:value="201.61235097732705">
            <text:p>201.61235097732705</text:p>
          </table:table-cell>
          <table:table-cell office:value-type="float" office:value="13.85363762319834">
            <text:p>13.85363762319834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0.0">
            <text:p>10.0</text:p>
          </table:table-cell>
          <table:table-cell office:value-type="float" office:value="112.39522320203352">
            <text:p>112.39522320203352</text:p>
          </table:table-cell>
          <table:table-cell office:value-type="float" office:value="13.424744609782776">
            <text:p>13.42474460978277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0.0">
            <text:p>10.0</text:p>
          </table:table-cell>
          <table:table-cell office:value-type="float" office:value="20.713278548502522">
            <text:p>20.713278548502522</text:p>
          </table:table-cell>
          <table:table-cell office:value-type="float" office:value="10.433970622966255">
            <text:p>10.43397062296625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0.0">
            <text:p>10.0</text:p>
          </table:table-cell>
          <table:table-cell office:value-type="float" office:value="1.413188355198492">
            <text:p>1.413188355198492</text:p>
          </table:table-cell>
          <table:table-cell office:value-type="float" office:value="0.016518418088709578">
            <text:p>0.016518418088709578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0.0">
            <text:p>10.0</text:p>
          </table:table-cell>
          <table:table-cell office:value-type="float" office:value="1.3980463845714597">
            <text:p>1.3980463845714597</text:p>
          </table:table-cell>
          <table:table-cell office:value-type="float" office:value="0.012443528111119725">
            <text:p>0.012443528111119725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0.0">
            <text:p>10.0</text:p>
          </table:table-cell>
          <table:table-cell office:value-type="float" office:value="1.3894392541923828">
            <text:p>1.3894392541923828</text:p>
          </table:table-cell>
          <table:table-cell office:value-type="float" office:value="0.017622773590867613">
            <text:p>0.017622773590867613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0.0">
            <text:p>10.0</text:p>
          </table:table-cell>
          <table:table-cell office:value-type="float" office:value="1.4153995405944655">
            <text:p>1.4153995405944655</text:p>
          </table:table-cell>
          <table:table-cell office:value-type="float" office:value="0.02192854381590934">
            <text:p>0.0219285438159093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0.0">
            <text:p>10.0</text:p>
          </table:table-cell>
          <table:table-cell office:value-type="float" office:value="1.399752059576059">
            <text:p>1.399752059576059</text:p>
          </table:table-cell>
          <table:table-cell office:value-type="float" office:value="0.023152725221356196">
            <text:p>0.02315272522135619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0.0">
            <text:p>10.0</text:p>
          </table:table-cell>
          <table:table-cell office:value-type="float" office:value="1.3889496029851718">
            <text:p>1.3889496029851718</text:p>
          </table:table-cell>
          <table:table-cell office:value-type="float" office:value="0.017862393417249493">
            <text:p>0.017862393417249493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0.0">
            <text:p>10.0</text:p>
          </table:table-cell>
          <table:table-cell office:value-type="float" office:value="1.3982148831606218">
            <text:p>1.3982148831606218</text:p>
          </table:table-cell>
          <table:table-cell office:value-type="float" office:value="0.015441860452565992">
            <text:p>0.01544186045256599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1.4120160550047438">
            <text:p>1.4120160550047438</text:p>
          </table:table-cell>
          <table:table-cell office:value-type="float" office:value="0.01965396491194581">
            <text:p>0.0196539649119458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0.0">
            <text:p>10.0</text:p>
          </table:table-cell>
          <table:table-cell office:value-type="float" office:value="1.4483834616872395">
            <text:p>1.4483834616872395</text:p>
          </table:table-cell>
          <table:table-cell office:value-type="float" office:value="0.013229125321253714">
            <text:p>0.01322912532125371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0.0">
            <text:p>10.0</text:p>
          </table:table-cell>
          <table:table-cell office:value-type="float" office:value="1.5579327230967368">
            <text:p>1.5579327230967368</text:p>
          </table:table-cell>
          <table:table-cell office:value-type="float" office:value="0.02335263104469384">
            <text:p>0.0233526310446938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0.0">
            <text:p>10.0</text:p>
          </table:table-cell>
          <table:table-cell office:value-type="float" office:value="1.6613962145323">
            <text:p>1.6613962145323</text:p>
          </table:table-cell>
          <table:table-cell office:value-type="float" office:value="0.041523322814136523">
            <text:p>0.04152332281413652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0.0">
            <text:p>10.0</text:p>
          </table:table-cell>
          <table:table-cell office:value-type="float" office:value="1.8842863577303963">
            <text:p>1.8842863577303963</text:p>
          </table:table-cell>
          <table:table-cell office:value-type="float" office:value="0.05889113394043941">
            <text:p>0.05889113394043941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0.0">
            <text:p>10.0</text:p>
          </table:table-cell>
          <table:table-cell office:value-type="float" office:value="2.175191074660689">
            <text:p>2.175191074660689</text:p>
          </table:table-cell>
          <table:table-cell office:value-type="float" office:value="0.023816206052171704">
            <text:p>0.023816206052171704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0.0">
            <text:p>10.0</text:p>
          </table:table-cell>
          <table:table-cell office:value-type="float" office:value="2.918542747580703">
            <text:p>2.918542747580703</text:p>
          </table:table-cell>
          <table:table-cell office:value-type="float" office:value="0.053348576929973">
            <text:p>0.053348576929973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0.0">
            <text:p>10.0</text:p>
          </table:table-cell>
          <table:table-cell office:value-type="float" office:value="15.345522243266194">
            <text:p>15.345522243266194</text:p>
          </table:table-cell>
          <table:table-cell office:value-type="float" office:value="11.31662593979624">
            <text:p>11.31662593979624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0.0">
            <text:p>10.0</text:p>
          </table:table-cell>
          <table:table-cell office:value-type="float" office:value="59.26616139967909">
            <text:p>59.26616139967909</text:p>
          </table:table-cell>
          <table:table-cell office:value-type="float" office:value="15.510323343091304">
            <text:p>15.51032334309130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0.0">
            <text:p>10.0</text:p>
          </table:table-cell>
          <table:table-cell office:value-type="float" office:value="201.59309798798483">
            <text:p>201.59309798798483</text:p>
          </table:table-cell>
          <table:table-cell office:value-type="float" office:value="12.89826958891405">
            <text:p>12.8982695889140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574.929852689643">
            <text:p>574.929852689643</text:p>
          </table:table-cell>
          <table:table-cell office:value-type="float" office:value="8.22270993573734">
            <text:p>8.22270993573734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0.0">
            <text:p>10.0</text:p>
          </table:table-cell>
          <table:table-cell office:value-type="float" office:value="706.3550659862353">
            <text:p>706.3550659862353</text:p>
          </table:table-cell>
          <table:table-cell office:value-type="float" office:value="13.464926271948867">
            <text:p>13.464926271948867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10.0">
            <text:p>10.0</text:p>
          </table:table-cell>
          <table:table-cell office:value-type="float" office:value="833.192814199514">
            <text:p>833.192814199514</text:p>
          </table:table-cell>
          <table:table-cell office:value-type="float" office:value="6.379589905786586">
            <text:p>6.379589905786586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10.0">
            <text:p>10.0</text:p>
          </table:table-cell>
          <table:table-cell office:value-type="float" office:value="945.9106944268481">
            <text:p>945.9106944268481</text:p>
          </table:table-cell>
          <table:table-cell office:value-type="float" office:value="9.595282225703423">
            <text:p>9.59528222570342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.0">
            <text:p>10.0</text:p>
          </table:table-cell>
          <table:table-cell office:value-type="float" office:value="1089.9462126695698">
            <text:p>1089.9462126695698</text:p>
          </table:table-cell>
          <table:table-cell office:value-type="float" office:value="6.13681683014517">
            <text:p>6.1368168301451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0.0">
            <text:p>10.0</text:p>
          </table:table-cell>
          <table:table-cell office:value-type="float" office:value="1228.3683332030027">
            <text:p>1228.3683332030027</text:p>
          </table:table-cell>
          <table:table-cell office:value-type="float" office:value="7.032731286057351">
            <text:p>7.032731286057351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0.0">
            <text:p>10.0</text:p>
          </table:table-cell>
          <table:table-cell office:value-type="float" office:value="1387.502383175653">
            <text:p>1387.502383175653</text:p>
          </table:table-cell>
          <table:table-cell office:value-type="float" office:value="6.228674568147029">
            <text:p>6.228674568147029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0.0">
            <text:p>10.0</text:p>
          </table:table-cell>
          <table:table-cell office:value-type="float" office:value="1569.875063280924">
            <text:p>1569.875063280924</text:p>
          </table:table-cell>
          <table:table-cell office:value-type="float" office:value="9.115444090570278">
            <text:p>9.11544409057027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0.0">
            <text:p>10.0</text:p>
          </table:table-cell>
          <table:table-cell office:value-type="float" office:value="1781.12389792902">
            <text:p>1781.12389792902</text:p>
          </table:table-cell>
          <table:table-cell office:value-type="float" office:value="10.628035389343152">
            <text:p>10.628035389343152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0.0">
            <text:p>10.0</text:p>
          </table:table-cell>
          <table:table-cell office:value-type="float" office:value="2005.670617984889">
            <text:p>2005.670617984889</text:p>
          </table:table-cell>
          <table:table-cell office:value-type="float" office:value="9.433699357520727">
            <text:p>9.43369935752072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2272.631555595">
            <text:p>2272.631555595</text:p>
          </table:table-cell>
          <table:table-cell office:value-type="float" office:value="11.947573039697701">
            <text:p>11.947573039697701</text:p>
          </table:table-cell>
        </table:table-row>
      </table:table>
      <table:table table:name="Dp=2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Dp">
            <text:p>Dp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0.0">
            <text:p>20.0</text:p>
          </table:table-cell>
          <table:table-cell office:value-type="float" office:value="653.3686167660171">
            <text:p>653.3686167660171</text:p>
          </table:table-cell>
          <table:table-cell office:value-type="float" office:value="14.40041395724996">
            <text:p>14.40041395724996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0.0">
            <text:p>20.0</text:p>
          </table:table-cell>
          <table:table-cell office:value-type="float" office:value="661.6345865919635">
            <text:p>661.6345865919635</text:p>
          </table:table-cell>
          <table:table-cell office:value-type="float" office:value="13.19044676642735">
            <text:p>13.19044676642735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.0">
            <text:p>20.0</text:p>
          </table:table-cell>
          <table:table-cell office:value-type="float" office:value="648.7559584142296">
            <text:p>648.7559584142296</text:p>
          </table:table-cell>
          <table:table-cell office:value-type="float" office:value="7.896407172001918">
            <text:p>7.89640717200191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0.0">
            <text:p>20.0</text:p>
          </table:table-cell>
          <table:table-cell office:value-type="float" office:value="677.0192512837507">
            <text:p>677.0192512837507</text:p>
          </table:table-cell>
          <table:table-cell office:value-type="float" office:value="12.139208070406557">
            <text:p>12.139208070406557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.0">
            <text:p>20.0</text:p>
          </table:table-cell>
          <table:table-cell office:value-type="float" office:value="666.9809622764766">
            <text:p>666.9809622764766</text:p>
          </table:table-cell>
          <table:table-cell office:value-type="float" office:value="11.374855196857354">
            <text:p>11.374855196857354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0.0">
            <text:p>20.0</text:p>
          </table:table-cell>
          <table:table-cell office:value-type="float" office:value="655.5258303078646">
            <text:p>655.5258303078646</text:p>
          </table:table-cell>
          <table:table-cell office:value-type="float" office:value="9.427642436443193">
            <text:p>9.427642436443193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0.0">
            <text:p>20.0</text:p>
          </table:table-cell>
          <table:table-cell office:value-type="float" office:value="656.5434146572527">
            <text:p>656.5434146572527</text:p>
          </table:table-cell>
          <table:table-cell office:value-type="float" office:value="13.154508218329193">
            <text:p>13.154508218329193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0.0">
            <text:p>20.0</text:p>
          </table:table-cell>
          <table:table-cell office:value-type="float" office:value="669.7904117294327">
            <text:p>669.7904117294327</text:p>
          </table:table-cell>
          <table:table-cell office:value-type="float" office:value="13.555534561848335">
            <text:p>13.555534561848335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0.0">
            <text:p>20.0</text:p>
          </table:table-cell>
          <table:table-cell office:value-type="float" office:value="654.11084143991">
            <text:p>654.11084143991</text:p>
          </table:table-cell>
          <table:table-cell office:value-type="float" office:value="12.261573574803771">
            <text:p>12.261573574803771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.0">
            <text:p>20.0</text:p>
          </table:table-cell>
          <table:table-cell office:value-type="float" office:value="672.1359462566431">
            <text:p>672.1359462566431</text:p>
          </table:table-cell>
          <table:table-cell office:value-type="float" office:value="12.627574068446787">
            <text:p>12.62757406844678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0.0">
            <text:p>20.0</text:p>
          </table:table-cell>
          <table:table-cell office:value-type="float" office:value="631.5977578856293">
            <text:p>631.5977578856293</text:p>
          </table:table-cell>
          <table:table-cell office:value-type="float" office:value="13.580780424498318">
            <text:p>13.580780424498318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0.0">
            <text:p>20.0</text:p>
          </table:table-cell>
          <table:table-cell office:value-type="float" office:value="658.7067694681065">
            <text:p>658.7067694681065</text:p>
          </table:table-cell>
          <table:table-cell office:value-type="float" office:value="12.749605040030172">
            <text:p>12.749605040030172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.0">
            <text:p>20.0</text:p>
          </table:table-cell>
          <table:table-cell office:value-type="float" office:value="662.9776462217403">
            <text:p>662.9776462217403</text:p>
          </table:table-cell>
          <table:table-cell office:value-type="float" office:value="18.152723671611547">
            <text:p>18.152723671611547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0.0">
            <text:p>20.0</text:p>
          </table:table-cell>
          <table:table-cell office:value-type="float" office:value="647.222817084334">
            <text:p>647.222817084334</text:p>
          </table:table-cell>
          <table:table-cell office:value-type="float" office:value="10.034102215382624">
            <text:p>10.03410221538262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.0">
            <text:p>20.0</text:p>
          </table:table-cell>
          <table:table-cell office:value-type="float" office:value="681.4078864866013">
            <text:p>681.4078864866013</text:p>
          </table:table-cell>
          <table:table-cell office:value-type="float" office:value="12.801308040209591">
            <text:p>12.801308040209591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0.0">
            <text:p>20.0</text:p>
          </table:table-cell>
          <table:table-cell office:value-type="float" office:value="655.5252463101427">
            <text:p>655.5252463101427</text:p>
          </table:table-cell>
          <table:table-cell office:value-type="float" office:value="13.951483123177157">
            <text:p>13.951483123177157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0.0">
            <text:p>20.0</text:p>
          </table:table-cell>
          <table:table-cell office:value-type="float" office:value="652.9833403048093">
            <text:p>652.9833403048093</text:p>
          </table:table-cell>
          <table:table-cell office:value-type="float" office:value="12.393532141016498">
            <text:p>12.393532141016498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20.0">
            <text:p>20.0</text:p>
          </table:table-cell>
          <table:table-cell office:value-type="float" office:value="659.0925846078943">
            <text:p>659.0925846078943</text:p>
          </table:table-cell>
          <table:table-cell office:value-type="float" office:value="13.649658591113404">
            <text:p>13.649658591113404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0.0">
            <text:p>20.0</text:p>
          </table:table-cell>
          <table:table-cell office:value-type="float" office:value="677.793547514221">
            <text:p>677.793547514221</text:p>
          </table:table-cell>
          <table:table-cell office:value-type="float" office:value="13.709829572193577">
            <text:p>13.709829572193577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0.0">
            <text:p>20.0</text:p>
          </table:table-cell>
          <table:table-cell office:value-type="float" office:value="636.593073518051">
            <text:p>636.593073518051</text:p>
          </table:table-cell>
          <table:table-cell office:value-type="float" office:value="12.308422296411964">
            <text:p>12.308422296411964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0.0">
            <text:p>20.0</text:p>
          </table:table-cell>
          <table:table-cell office:value-type="float" office:value="666.2838048693935">
            <text:p>666.2838048693935</text:p>
          </table:table-cell>
          <table:table-cell office:value-type="float" office:value="19.49914839383743">
            <text:p>19.4991483938374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20.0">
            <text:p>20.0</text:p>
          </table:table-cell>
          <table:table-cell office:value-type="float" office:value="652.8797506695016">
            <text:p>652.8797506695016</text:p>
          </table:table-cell>
          <table:table-cell office:value-type="float" office:value="10.676984477158516">
            <text:p>10.676984477158516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20.0">
            <text:p>20.0</text:p>
          </table:table-cell>
          <table:table-cell office:value-type="float" office:value="637.6137918106799">
            <text:p>637.6137918106799</text:p>
          </table:table-cell>
          <table:table-cell office:value-type="float" office:value="6.828789129747308">
            <text:p>6.828789129747308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20.0">
            <text:p>20.0</text:p>
          </table:table-cell>
          <table:table-cell office:value-type="float" office:value="649.3078105383096">
            <text:p>649.3078105383096</text:p>
          </table:table-cell>
          <table:table-cell office:value-type="float" office:value="8.199071884783997">
            <text:p>8.199071884783997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20.0">
            <text:p>20.0</text:p>
          </table:table-cell>
          <table:table-cell office:value-type="float" office:value="634.8400863422438">
            <text:p>634.8400863422438</text:p>
          </table:table-cell>
          <table:table-cell office:value-type="float" office:value="15.751295830193339">
            <text:p>15.751295830193339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20.0">
            <text:p>20.0</text:p>
          </table:table-cell>
          <table:table-cell office:value-type="float" office:value="655.0187425209775">
            <text:p>655.0187425209775</text:p>
          </table:table-cell>
          <table:table-cell office:value-type="float" office:value="12.206755453151462">
            <text:p>12.206755453151462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20.0">
            <text:p>20.0</text:p>
          </table:table-cell>
          <table:table-cell office:value-type="float" office:value="671.2251490682299">
            <text:p>671.2251490682299</text:p>
          </table:table-cell>
          <table:table-cell office:value-type="float" office:value="7.494227425400158">
            <text:p>7.49422742540015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20.0">
            <text:p>20.0</text:p>
          </table:table-cell>
          <table:table-cell office:value-type="float" office:value="632.5675902643515">
            <text:p>632.5675902643515</text:p>
          </table:table-cell>
          <table:table-cell office:value-type="float" office:value="15.481682205294218">
            <text:p>15.481682205294218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20.0">
            <text:p>20.0</text:p>
          </table:table-cell>
          <table:table-cell office:value-type="float" office:value="648.2397817416315">
            <text:p>648.2397817416315</text:p>
          </table:table-cell>
          <table:table-cell office:value-type="float" office:value="10.21172513209974">
            <text:p>10.21172513209974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20.0">
            <text:p>20.0</text:p>
          </table:table-cell>
          <table:table-cell office:value-type="float" office:value="682.7675564862657">
            <text:p>682.7675564862657</text:p>
          </table:table-cell>
          <table:table-cell office:value-type="float" office:value="12.550771475951121">
            <text:p>12.550771475951121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0.0">
            <text:p>20.0</text:p>
          </table:table-cell>
          <table:table-cell office:value-type="float" office:value="664.1237210426151">
            <text:p>664.1237210426151</text:p>
          </table:table-cell>
          <table:table-cell office:value-type="float" office:value="11.047517410967806">
            <text:p>11.04751741096780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20.0">
            <text:p>20.0</text:p>
          </table:table-cell>
          <table:table-cell office:value-type="float" office:value="630.8006024596224">
            <text:p>630.8006024596224</text:p>
          </table:table-cell>
          <table:table-cell office:value-type="float" office:value="9.665432557433085">
            <text:p>9.665432557433085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20.0">
            <text:p>20.0</text:p>
          </table:table-cell>
          <table:table-cell office:value-type="float" office:value="644.5842792838289">
            <text:p>644.5842792838289</text:p>
          </table:table-cell>
          <table:table-cell office:value-type="float" office:value="10.707210126613615">
            <text:p>10.70721012661361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20.0">
            <text:p>20.0</text:p>
          </table:table-cell>
          <table:table-cell office:value-type="float" office:value="571.7314577120062">
            <text:p>571.7314577120062</text:p>
          </table:table-cell>
          <table:table-cell office:value-type="float" office:value="14.999261332275786">
            <text:p>14.999261332275786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20.0">
            <text:p>20.0</text:p>
          </table:table-cell>
          <table:table-cell office:value-type="float" office:value="488.868288177471">
            <text:p>488.868288177471</text:p>
          </table:table-cell>
          <table:table-cell office:value-type="float" office:value="16.88210466001229">
            <text:p>16.88210466001229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20.0">
            <text:p>20.0</text:p>
          </table:table-cell>
          <table:table-cell office:value-type="float" office:value="363.622946883364">
            <text:p>363.622946883364</text:p>
          </table:table-cell>
          <table:table-cell office:value-type="float" office:value="24.77042844246583">
            <text:p>24.77042844246583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20.0">
            <text:p>20.0</text:p>
          </table:table-cell>
          <table:table-cell office:value-type="float" office:value="239.0756956964684">
            <text:p>239.0756956964684</text:p>
          </table:table-cell>
          <table:table-cell office:value-type="float" office:value="16.73716089612245">
            <text:p>16.73716089612245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20.0">
            <text:p>20.0</text:p>
          </table:table-cell>
          <table:table-cell office:value-type="float" office:value="197.60042890997698">
            <text:p>197.60042890997698</text:p>
          </table:table-cell>
          <table:table-cell office:value-type="float" office:value="18.494507190871534">
            <text:p>18.494507190871534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20.0">
            <text:p>20.0</text:p>
          </table:table-cell>
          <table:table-cell office:value-type="float" office:value="130.6660103228093">
            <text:p>130.6660103228093</text:p>
          </table:table-cell>
          <table:table-cell office:value-type="float" office:value="16.842498973521028">
            <text:p>16.84249897352102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20.0">
            <text:p>20.0</text:p>
          </table:table-cell>
          <table:table-cell office:value-type="float" office:value="79.7433057126506">
            <text:p>79.7433057126506</text:p>
          </table:table-cell>
          <table:table-cell office:value-type="float" office:value="17.541197598854943">
            <text:p>17.5411975988549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86.5025811895653">
            <text:p>86.5025811895653</text:p>
          </table:table-cell>
          <table:table-cell office:value-type="float" office:value="22.008345281185854">
            <text:p>22.008345281185854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0.0">
            <text:p>20.0</text:p>
          </table:table-cell>
          <table:table-cell office:value-type="float" office:value="40.61023009608503">
            <text:p>40.61023009608503</text:p>
          </table:table-cell>
          <table:table-cell office:value-type="float" office:value="17.287018040606174">
            <text:p>17.28701804060617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0.0">
            <text:p>20.0</text:p>
          </table:table-cell>
          <table:table-cell office:value-type="float" office:value="84.99519319471979">
            <text:p>84.99519319471979</text:p>
          </table:table-cell>
          <table:table-cell office:value-type="float" office:value="24.79441281145474">
            <text:p>24.7944128114547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20.0">
            <text:p>20.0</text:p>
          </table:table-cell>
          <table:table-cell office:value-type="float" office:value="76.0159381993794">
            <text:p>76.0159381993794</text:p>
          </table:table-cell>
          <table:table-cell office:value-type="float" office:value="18.519082940249344">
            <text:p>18.519082940249344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20.0">
            <text:p>20.0</text:p>
          </table:table-cell>
          <table:table-cell office:value-type="float" office:value="108.21574075619147">
            <text:p>108.21574075619147</text:p>
          </table:table-cell>
          <table:table-cell office:value-type="float" office:value="15.513358722506725">
            <text:p>15.513358722506725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20.0">
            <text:p>20.0</text:p>
          </table:table-cell>
          <table:table-cell office:value-type="float" office:value="110.8300692758962">
            <text:p>110.8300692758962</text:p>
          </table:table-cell>
          <table:table-cell office:value-type="float" office:value="18.682227832156634">
            <text:p>18.682227832156634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0.0">
            <text:p>20.0</text:p>
          </table:table-cell>
          <table:table-cell office:value-type="float" office:value="189.94665111061443">
            <text:p>189.94665111061443</text:p>
          </table:table-cell>
          <table:table-cell office:value-type="float" office:value="18.32975921137754">
            <text:p>18.32975921137754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0.0">
            <text:p>20.0</text:p>
          </table:table-cell>
          <table:table-cell office:value-type="float" office:value="299.0314375481585">
            <text:p>299.0314375481585</text:p>
          </table:table-cell>
          <table:table-cell office:value-type="float" office:value="27.69968693407156">
            <text:p>27.69968693407156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20.0">
            <text:p>20.0</text:p>
          </table:table-cell>
          <table:table-cell office:value-type="float" office:value="471.99635521552807">
            <text:p>471.99635521552807</text:p>
          </table:table-cell>
          <table:table-cell office:value-type="float" office:value="17.56399502994374">
            <text:p>17.5639950299437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20.0">
            <text:p>20.0</text:p>
          </table:table-cell>
          <table:table-cell office:value-type="float" office:value="645.7878241046561">
            <text:p>645.7878241046561</text:p>
          </table:table-cell>
          <table:table-cell office:value-type="float" office:value="13.046884966210406">
            <text:p>13.046884966210406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float" office:value="728.5850926764158">
            <text:p>728.5850926764158</text:p>
          </table:table-cell>
          <table:table-cell office:value-type="float" office:value="10.797373780170886">
            <text:p>10.797373780170886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20.0">
            <text:p>20.0</text:p>
          </table:table-cell>
          <table:table-cell office:value-type="float" office:value="825.9487000821204">
            <text:p>825.9487000821204</text:p>
          </table:table-cell>
          <table:table-cell office:value-type="float" office:value="11.626312841786062">
            <text:p>11.626312841786062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20.0">
            <text:p>20.0</text:p>
          </table:table-cell>
          <table:table-cell office:value-type="float" office:value="909.612393829893">
            <text:p>909.612393829893</text:p>
          </table:table-cell>
          <table:table-cell office:value-type="float" office:value="13.026507466836053">
            <text:p>13.026507466836053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20.0">
            <text:p>20.0</text:p>
          </table:table-cell>
          <table:table-cell office:value-type="float" office:value="1016.9887411345866">
            <text:p>1016.9887411345866</text:p>
          </table:table-cell>
          <table:table-cell office:value-type="float" office:value="10.519885959927633">
            <text:p>10.51988595992763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20.0">
            <text:p>20.0</text:p>
          </table:table-cell>
          <table:table-cell office:value-type="float" office:value="1125.0558460025145">
            <text:p>1125.0558460025145</text:p>
          </table:table-cell>
          <table:table-cell office:value-type="float" office:value="11.321492714531242">
            <text:p>11.321492714531242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20.0">
            <text:p>20.0</text:p>
          </table:table-cell>
          <table:table-cell office:value-type="float" office:value="1281.3240136908505">
            <text:p>1281.3240136908505</text:p>
          </table:table-cell>
          <table:table-cell office:value-type="float" office:value="17.84791970189866">
            <text:p>17.84791970189866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20.0">
            <text:p>20.0</text:p>
          </table:table-cell>
          <table:table-cell office:value-type="float" office:value="1410.7686933932373">
            <text:p>1410.7686933932373</text:p>
          </table:table-cell>
          <table:table-cell office:value-type="float" office:value="9.502167831828181">
            <text:p>9.502167831828181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20.0">
            <text:p>20.0</text:p>
          </table:table-cell>
          <table:table-cell office:value-type="float" office:value="1598.2248360691203">
            <text:p>1598.2248360691203</text:p>
          </table:table-cell>
          <table:table-cell office:value-type="float" office:value="12.569778446882829">
            <text:p>12.569778446882829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0.0">
            <text:p>20.0</text:p>
          </table:table-cell>
          <table:table-cell office:value-type="float" office:value="1807.9712291451197">
            <text:p>1807.9712291451197</text:p>
          </table:table-cell>
          <table:table-cell office:value-type="float" office:value="13.236089484124417">
            <text:p>13.23608948412441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0.0">
            <text:p>20.0</text:p>
          </table:table-cell>
          <table:table-cell office:value-type="float" office:value="2031.7544374457405">
            <text:p>2031.7544374457405</text:p>
          </table:table-cell>
          <table:table-cell office:value-type="float" office:value="11.462644253508428">
            <text:p>11.462644253508428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2281.6793725742214">
            <text:p>2281.6793725742214</text:p>
          </table:table-cell>
          <table:table-cell office:value-type="float" office:value="10.48976627907899">
            <text:p>10.48976627907899</text:p>
          </table:table-cell>
        </table:table-row>
      </table:table>
      <table:table table:name="Dp=5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Dp">
            <text:p>Dp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50.0">
            <text:p>50.0</text:p>
          </table:table-cell>
          <table:table-cell office:value-type="float" office:value="1045.7865770403407">
            <text:p>1045.7865770403407</text:p>
          </table:table-cell>
          <table:table-cell office:value-type="float" office:value="9.921094027080333">
            <text:p>9.921094027080333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50.0">
            <text:p>50.0</text:p>
          </table:table-cell>
          <table:table-cell office:value-type="float" office:value="1047.0415877408323">
            <text:p>1047.0415877408323</text:p>
          </table:table-cell>
          <table:table-cell office:value-type="float" office:value="15.692174203713071">
            <text:p>15.692174203713071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50.0">
            <text:p>50.0</text:p>
          </table:table-cell>
          <table:table-cell office:value-type="float" office:value="1031.2911219550151">
            <text:p>1031.2911219550151</text:p>
          </table:table-cell>
          <table:table-cell office:value-type="float" office:value="22.841007899453494">
            <text:p>22.841007899453494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50.0">
            <text:p>50.0</text:p>
          </table:table-cell>
          <table:table-cell office:value-type="float" office:value="1029.7211815529924">
            <text:p>1029.7211815529924</text:p>
          </table:table-cell>
          <table:table-cell office:value-type="float" office:value="17.230335203771524">
            <text:p>17.230335203771524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50.0">
            <text:p>50.0</text:p>
          </table:table-cell>
          <table:table-cell office:value-type="float" office:value="1039.9388968556684">
            <text:p>1039.9388968556684</text:p>
          </table:table-cell>
          <table:table-cell office:value-type="float" office:value="12.464088889531501">
            <text:p>12.464088889531501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50.0">
            <text:p>50.0</text:p>
          </table:table-cell>
          <table:table-cell office:value-type="float" office:value="1044.5641891102096">
            <text:p>1044.5641891102096</text:p>
          </table:table-cell>
          <table:table-cell office:value-type="float" office:value="19.402019506943926">
            <text:p>19.40201950694392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50.0">
            <text:p>50.0</text:p>
          </table:table-cell>
          <table:table-cell office:value-type="float" office:value="1070.0109326201223">
            <text:p>1070.0109326201223</text:p>
          </table:table-cell>
          <table:table-cell office:value-type="float" office:value="12.857413829367259">
            <text:p>12.857413829367259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50.0">
            <text:p>50.0</text:p>
          </table:table-cell>
          <table:table-cell office:value-type="float" office:value="1020.6197520275894">
            <text:p>1020.6197520275894</text:p>
          </table:table-cell>
          <table:table-cell office:value-type="float" office:value="21.62842418141807">
            <text:p>21.62842418141807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50.0">
            <text:p>50.0</text:p>
          </table:table-cell>
          <table:table-cell office:value-type="float" office:value="1028.4358974520942">
            <text:p>1028.4358974520942</text:p>
          </table:table-cell>
          <table:table-cell office:value-type="float" office:value="20.49058786073176">
            <text:p>20.4905878607317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50.0">
            <text:p>50.0</text:p>
          </table:table-cell>
          <table:table-cell office:value-type="float" office:value="1032.199266563654">
            <text:p>1032.199266563654</text:p>
          </table:table-cell>
          <table:table-cell office:value-type="float" office:value="14.111231395416059">
            <text:p>14.111231395416059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50.0">
            <text:p>50.0</text:p>
          </table:table-cell>
          <table:table-cell office:value-type="float" office:value="1060.5016816217837">
            <text:p>1060.5016816217837</text:p>
          </table:table-cell>
          <table:table-cell office:value-type="float" office:value="14.707722300314373">
            <text:p>14.70772230031437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50.0">
            <text:p>50.0</text:p>
          </table:table-cell>
          <table:table-cell office:value-type="float" office:value="1023.2362193927471">
            <text:p>1023.2362193927471</text:p>
          </table:table-cell>
          <table:table-cell office:value-type="float" office:value="20.910091510607675">
            <text:p>20.910091510607675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50.0">
            <text:p>50.0</text:p>
          </table:table-cell>
          <table:table-cell office:value-type="float" office:value="1011.6059468056998">
            <text:p>1011.6059468056998</text:p>
          </table:table-cell>
          <table:table-cell office:value-type="float" office:value="19.21295676054736">
            <text:p>19.21295676054736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50.0">
            <text:p>50.0</text:p>
          </table:table-cell>
          <table:table-cell office:value-type="float" office:value="1035.1444440912671">
            <text:p>1035.1444440912671</text:p>
          </table:table-cell>
          <table:table-cell office:value-type="float" office:value="18.892418841022305">
            <text:p>18.89241884102230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50.0">
            <text:p>50.0</text:p>
          </table:table-cell>
          <table:table-cell office:value-type="float" office:value="1028.923100840962">
            <text:p>1028.923100840962</text:p>
          </table:table-cell>
          <table:table-cell office:value-type="float" office:value="14.986398336193597">
            <text:p>14.98639833619359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50.0">
            <text:p>50.0</text:p>
          </table:table-cell>
          <table:table-cell office:value-type="float" office:value="1047.9288027698212">
            <text:p>1047.9288027698212</text:p>
          </table:table-cell>
          <table:table-cell office:value-type="float" office:value="17.64342869616193">
            <text:p>17.64342869616193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50.0">
            <text:p>50.0</text:p>
          </table:table-cell>
          <table:table-cell office:value-type="float" office:value="1047.2758494191053">
            <text:p>1047.2758494191053</text:p>
          </table:table-cell>
          <table:table-cell office:value-type="float" office:value="24.233539438580575">
            <text:p>24.233539438580575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50.0">
            <text:p>50.0</text:p>
          </table:table-cell>
          <table:table-cell office:value-type="float" office:value="1044.6905540555126">
            <text:p>1044.6905540555126</text:p>
          </table:table-cell>
          <table:table-cell office:value-type="float" office:value="16.52380430095515">
            <text:p>16.5238043009551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50.0">
            <text:p>50.0</text:p>
          </table:table-cell>
          <table:table-cell office:value-type="float" office:value="1031.772385774722">
            <text:p>1031.772385774722</text:p>
          </table:table-cell>
          <table:table-cell office:value-type="float" office:value="15.81341825700307">
            <text:p>15.81341825700307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50.0">
            <text:p>50.0</text:p>
          </table:table-cell>
          <table:table-cell office:value-type="float" office:value="1060.7369563376603">
            <text:p>1060.7369563376603</text:p>
          </table:table-cell>
          <table:table-cell office:value-type="float" office:value="20.408347756946903">
            <text:p>20.40834775694690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50.0">
            <text:p>50.0</text:p>
          </table:table-cell>
          <table:table-cell office:value-type="float" office:value="1022.294556018676">
            <text:p>1022.294556018676</text:p>
          </table:table-cell>
          <table:table-cell office:value-type="float" office:value="16.609471576912302">
            <text:p>16.609471576912302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50.0">
            <text:p>50.0</text:p>
          </table:table-cell>
          <table:table-cell office:value-type="float" office:value="1055.9914001379766">
            <text:p>1055.9914001379766</text:p>
          </table:table-cell>
          <table:table-cell office:value-type="float" office:value="19.23534629164554">
            <text:p>19.23534629164554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50.0">
            <text:p>50.0</text:p>
          </table:table-cell>
          <table:table-cell office:value-type="float" office:value="1049.042884541108">
            <text:p>1049.042884541108</text:p>
          </table:table-cell>
          <table:table-cell office:value-type="float" office:value="15.206479589934355">
            <text:p>15.206479589934355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50.0">
            <text:p>50.0</text:p>
          </table:table-cell>
          <table:table-cell office:value-type="float" office:value="1042.4505303623584">
            <text:p>1042.4505303623584</text:p>
          </table:table-cell>
          <table:table-cell office:value-type="float" office:value="21.366187844966674">
            <text:p>21.366187844966674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50.0">
            <text:p>50.0</text:p>
          </table:table-cell>
          <table:table-cell office:value-type="float" office:value="1035.6392587579637">
            <text:p>1035.6392587579637</text:p>
          </table:table-cell>
          <table:table-cell office:value-type="float" office:value="12.120546381411039">
            <text:p>12.120546381411039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50.0">
            <text:p>50.0</text:p>
          </table:table-cell>
          <table:table-cell office:value-type="float" office:value="1011.2006869889526">
            <text:p>1011.2006869889526</text:p>
          </table:table-cell>
          <table:table-cell office:value-type="float" office:value="15.217257925972877">
            <text:p>15.21725792597287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50.0">
            <text:p>50.0</text:p>
          </table:table-cell>
          <table:table-cell office:value-type="float" office:value="1058.8369071797827">
            <text:p>1058.8369071797827</text:p>
          </table:table-cell>
          <table:table-cell office:value-type="float" office:value="23.228141586236568">
            <text:p>23.22814158623656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50.0">
            <text:p>50.0</text:p>
          </table:table-cell>
          <table:table-cell office:value-type="float" office:value="1025.198519481148">
            <text:p>1025.198519481148</text:p>
          </table:table-cell>
          <table:table-cell office:value-type="float" office:value="22.637981343216975">
            <text:p>22.637981343216975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50.0">
            <text:p>50.0</text:p>
          </table:table-cell>
          <table:table-cell office:value-type="float" office:value="1030.5403820308236">
            <text:p>1030.5403820308236</text:p>
          </table:table-cell>
          <table:table-cell office:value-type="float" office:value="16.599919650956878">
            <text:p>16.599919650956878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50.0">
            <text:p>50.0</text:p>
          </table:table-cell>
          <table:table-cell office:value-type="float" office:value="1010.2058608446863">
            <text:p>1010.2058608446863</text:p>
          </table:table-cell>
          <table:table-cell office:value-type="float" office:value="25.379012153628384">
            <text:p>25.379012153628384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50.0">
            <text:p>50.0</text:p>
          </table:table-cell>
          <table:table-cell office:value-type="float" office:value="1039.4521275371046">
            <text:p>1039.4521275371046</text:p>
          </table:table-cell>
          <table:table-cell office:value-type="float" office:value="16.66653295475344">
            <text:p>16.66653295475344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50.0">
            <text:p>50.0</text:p>
          </table:table-cell>
          <table:table-cell office:value-type="float" office:value="1021.36653712668">
            <text:p>1021.36653712668</text:p>
          </table:table-cell>
          <table:table-cell office:value-type="float" office:value="28.35104139936028">
            <text:p>28.35104139936028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50.0">
            <text:p>50.0</text:p>
          </table:table-cell>
          <table:table-cell office:value-type="float" office:value="1071.1775769827868">
            <text:p>1071.1775769827868</text:p>
          </table:table-cell>
          <table:table-cell office:value-type="float" office:value="16.77030459965206">
            <text:p>16.77030459965206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50.0">
            <text:p>50.0</text:p>
          </table:table-cell>
          <table:table-cell office:value-type="float" office:value="1063.2876210570032">
            <text:p>1063.2876210570032</text:p>
          </table:table-cell>
          <table:table-cell office:value-type="float" office:value="15.35519842101552">
            <text:p>15.35519842101552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50.0">
            <text:p>50.0</text:p>
          </table:table-cell>
          <table:table-cell office:value-type="float" office:value="1005.2348891857746">
            <text:p>1005.2348891857746</text:p>
          </table:table-cell>
          <table:table-cell office:value-type="float" office:value="8.504715813812023">
            <text:p>8.504715813812023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50.0">
            <text:p>50.0</text:p>
          </table:table-cell>
          <table:table-cell office:value-type="float" office:value="1014.5833656380179">
            <text:p>1014.5833656380179</text:p>
          </table:table-cell>
          <table:table-cell office:value-type="float" office:value="19.917232233621522">
            <text:p>19.917232233621522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50.0">
            <text:p>50.0</text:p>
          </table:table-cell>
          <table:table-cell office:value-type="float" office:value="1006.5721325865009">
            <text:p>1006.5721325865009</text:p>
          </table:table-cell>
          <table:table-cell office:value-type="float" office:value="20.54459699251518">
            <text:p>20.54459699251518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50.0">
            <text:p>50.0</text:p>
          </table:table-cell>
          <table:table-cell office:value-type="float" office:value="1011.2762684960031">
            <text:p>1011.2762684960031</text:p>
          </table:table-cell>
          <table:table-cell office:value-type="float" office:value="20.878596261881558">
            <text:p>20.878596261881558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50.0">
            <text:p>50.0</text:p>
          </table:table-cell>
          <table:table-cell office:value-type="float" office:value="1045.9713670551325">
            <text:p>1045.9713670551325</text:p>
          </table:table-cell>
          <table:table-cell office:value-type="float" office:value="12.05259179511528">
            <text:p>12.0525917951152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50.0">
            <text:p>50.0</text:p>
          </table:table-cell>
          <table:table-cell office:value-type="float" office:value="1052.0809510947754">
            <text:p>1052.0809510947754</text:p>
          </table:table-cell>
          <table:table-cell office:value-type="float" office:value="19.816991473403842">
            <text:p>19.81699147340384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1022.543858780082">
            <text:p>1022.543858780082</text:p>
          </table:table-cell>
          <table:table-cell office:value-type="float" office:value="20.368424340793837">
            <text:p>20.36842434079383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50.0">
            <text:p>50.0</text:p>
          </table:table-cell>
          <table:table-cell office:value-type="float" office:value="1042.1674424484613">
            <text:p>1042.1674424484613</text:p>
          </table:table-cell>
          <table:table-cell office:value-type="float" office:value="20.460148257400103">
            <text:p>20.460148257400103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50.0">
            <text:p>50.0</text:p>
          </table:table-cell>
          <table:table-cell office:value-type="float" office:value="1018.2502240276239">
            <text:p>1018.2502240276239</text:p>
          </table:table-cell>
          <table:table-cell office:value-type="float" office:value="23.544767920079774">
            <text:p>23.54476792007977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50.0">
            <text:p>50.0</text:p>
          </table:table-cell>
          <table:table-cell office:value-type="float" office:value="1036.9483253530557">
            <text:p>1036.9483253530557</text:p>
          </table:table-cell>
          <table:table-cell office:value-type="float" office:value="23.08805215183738">
            <text:p>23.08805215183738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50.0">
            <text:p>50.0</text:p>
          </table:table-cell>
          <table:table-cell office:value-type="float" office:value="1019.6300138752761">
            <text:p>1019.6300138752761</text:p>
          </table:table-cell>
          <table:table-cell office:value-type="float" office:value="15.684027985694032">
            <text:p>15.684027985694032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50.0">
            <text:p>50.0</text:p>
          </table:table-cell>
          <table:table-cell office:value-type="float" office:value="1023.8702217434436">
            <text:p>1023.8702217434436</text:p>
          </table:table-cell>
          <table:table-cell office:value-type="float" office:value="18.41796160464493">
            <text:p>18.4179616046449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50.0">
            <text:p>50.0</text:p>
          </table:table-cell>
          <table:table-cell office:value-type="float" office:value="1022.1729091384572">
            <text:p>1022.1729091384572</text:p>
          </table:table-cell>
          <table:table-cell office:value-type="float" office:value="21.607938925371702">
            <text:p>21.607938925371702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50.0">
            <text:p>50.0</text:p>
          </table:table-cell>
          <table:table-cell office:value-type="float" office:value="1000.3929563045342">
            <text:p>1000.3929563045342</text:p>
          </table:table-cell>
          <table:table-cell office:value-type="float" office:value="13.343742829399313">
            <text:p>13.343742829399313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0.0">
            <text:p>50.0</text:p>
          </table:table-cell>
          <table:table-cell office:value-type="float" office:value="1001.1408933982393">
            <text:p>1001.1408933982393</text:p>
          </table:table-cell>
          <table:table-cell office:value-type="float" office:value="9.860715647768332">
            <text:p>9.860715647768332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50.0">
            <text:p>50.0</text:p>
          </table:table-cell>
          <table:table-cell office:value-type="float" office:value="1033.4552210743718">
            <text:p>1033.4552210743718</text:p>
          </table:table-cell>
          <table:table-cell office:value-type="float" office:value="23.24770713693264">
            <text:p>23.24770713693264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50.0">
            <text:p>50.0</text:p>
          </table:table-cell>
          <table:table-cell office:value-type="float" office:value="1043.6424415656606">
            <text:p>1043.6424415656606</text:p>
          </table:table-cell>
          <table:table-cell office:value-type="float" office:value="17.55069977986488">
            <text:p>17.55069977986488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50.0">
            <text:p>50.0</text:p>
          </table:table-cell>
          <table:table-cell office:value-type="float" office:value="1124.0918647524609">
            <text:p>1124.0918647524609</text:p>
          </table:table-cell>
          <table:table-cell office:value-type="float" office:value="22.092936607117824">
            <text:p>22.092936607117824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50.0">
            <text:p>50.0</text:p>
          </table:table-cell>
          <table:table-cell office:value-type="float" office:value="1137.781599378454">
            <text:p>1137.781599378454</text:p>
          </table:table-cell>
          <table:table-cell office:value-type="float" office:value="15.095217910196274">
            <text:p>15.095217910196274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50.0">
            <text:p>50.0</text:p>
          </table:table-cell>
          <table:table-cell office:value-type="float" office:value="1198.7265485124">
            <text:p>1198.7265485124</text:p>
          </table:table-cell>
          <table:table-cell office:value-type="float" office:value="7.250695993783547">
            <text:p>7.250695993783547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50.0">
            <text:p>50.0</text:p>
          </table:table-cell>
          <table:table-cell office:value-type="float" office:value="1265.8437145209798">
            <text:p>1265.8437145209798</text:p>
          </table:table-cell>
          <table:table-cell office:value-type="float" office:value="14.683588449271179">
            <text:p>14.683588449271179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50.0">
            <text:p>50.0</text:p>
          </table:table-cell>
          <table:table-cell office:value-type="float" office:value="1366.602545125071">
            <text:p>1366.602545125071</text:p>
          </table:table-cell>
          <table:table-cell office:value-type="float" office:value="14.55976280972236">
            <text:p>14.55976280972236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50.0">
            <text:p>50.0</text:p>
          </table:table-cell>
          <table:table-cell office:value-type="float" office:value="1558.8998146476747">
            <text:p>1558.8998146476747</text:p>
          </table:table-cell>
          <table:table-cell office:value-type="float" office:value="11.768181731756384">
            <text:p>11.76818173175638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50.0">
            <text:p>50.0</text:p>
          </table:table-cell>
          <table:table-cell office:value-type="float" office:value="1746.2932845890602">
            <text:p>1746.2932845890602</text:p>
          </table:table-cell>
          <table:table-cell office:value-type="float" office:value="21.312572708643884">
            <text:p>21.31257270864388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50.0">
            <text:p>50.0</text:p>
          </table:table-cell>
          <table:table-cell office:value-type="float" office:value="1894.9240276633004">
            <text:p>1894.9240276633004</text:p>
          </table:table-cell>
          <table:table-cell office:value-type="float" office:value="25.474721641256174">
            <text:p>25.474721641256174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50.0">
            <text:p>50.0</text:p>
          </table:table-cell>
          <table:table-cell office:value-type="float" office:value="2119.592831213978">
            <text:p>2119.592831213978</text:p>
          </table:table-cell>
          <table:table-cell office:value-type="float" office:value="10.700374169537145">
            <text:p>10.70037416953714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50.0">
            <text:p>50.0</text:p>
          </table:table-cell>
          <table:table-cell office:value-type="float" office:value="2347.1125892473888">
            <text:p>2347.1125892473888</text:p>
          </table:table-cell>
          <table:table-cell office:value-type="float" office:value="23.89473534860672">
            <text:p>23.894735348606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